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3458in" fo:margin-left="0.0201in" fo:margin-top="0in" fo:margin-bottom="0in" table:align="left" style:writing-mode="lr-tb"/>
    </style:style>
    <style:style style:name="Table1.A" style:family="table-column">
      <style:table-column-properties style:column-width="4.3458in"/>
    </style:style>
    <style:style style:name="Table1.1" style:family="table-row">
      <style:table-row-properties style:min-row-height="0.4563in" fo:keep-together="auto"/>
    </style:style>
    <style:style style:name="Table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.2" style:family="table-row">
      <style:table-row-properties style:min-row-height="5.7299in" fo:keep-together="auto"/>
    </style:style>
    <style:style style:name="Table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" style:family="table">
      <style:table-properties style:width="2.6056in" fo:margin-left="0in" fo:margin-top="0in" fo:margin-bottom="0in" table:align="left" style:writing-mode="lr-tb"/>
    </style:style>
    <style:style style:name="Table2.A" style:family="table-column">
      <style:table-column-properties style:column-width="1.3021in"/>
    </style:style>
    <style:style style:name="Table2.B" style:family="table-column">
      <style:table-column-properties style:column-width="1.3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3in" fo:padding-bottom="0in" fo:border="none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813in" fo:keep-together="auto"/>
    </style:style>
    <style:style style:name="Table2.A3" style:family="table-cell">
      <style:table-cell-properties fo:padding-left="0.075in" fo:padding-right="0.075in" fo:padding-top="0.2in" fo:padding-bottom="0in" fo:border="none"/>
    </style:style>
    <style:style style:name="Table2.A4" style:family="table-cell">
      <style:table-cell-properties fo:padding-left="0.075in" fo:padding-right="0.075in" fo:padding-top="0in" fo:padding-bottom="0.2in" fo:border="none"/>
    </style:style>
    <style:style style:name="Table3" style:family="table">
      <style:table-properties style:width="3.1063in" fo:margin-left="0in" fo:margin-top="0in" fo:margin-bottom="0in" table:align="left" style:writing-mode="lr-tb"/>
    </style:style>
    <style:style style:name="Table3.A" style:family="table-column">
      <style:table-column-properties style:column-width="3.1063in"/>
    </style:style>
    <style:style style:name="Table3.1" style:family="table-row">
      <style:table-row-properties style:min-row-height="2.6799in" fo:keep-together="auto"/>
    </style:style>
    <style:style style:name="Table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.2" style:family="table-row">
      <style:table-row-properties style:min-row-height="2.4in" fo:keep-together="auto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4.366in"/>
    </style:style>
    <style:style style:name="Table4.B" style:family="table-column">
      <style:table-column-properties style:column-width="3.1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5" style:family="table">
      <style:table-properties style:width="4.3458in" fo:margin-left="0.0201in" fo:margin-top="0in" fo:margin-bottom="0in" table:align="left" style:writing-mode="lr-tb"/>
    </style:style>
    <style:style style:name="Table5.A" style:family="table-column">
      <style:table-column-properties style:column-width="4.3458in"/>
    </style:style>
    <style:style style:name="Table5.1" style:family="table-row">
      <style:table-row-properties style:min-row-height="0.4563in" fo:keep-together="auto"/>
    </style:style>
    <style:style style:name="Table5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5.2" style:family="table-row">
      <style:table-row-properties style:min-row-height="5.7299in" fo:keep-together="auto"/>
    </style:style>
    <style:style style:name="Table5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6" style:family="table">
      <style:table-properties style:width="2.6056in" fo:margin-left="0in" fo:margin-top="0in" fo:margin-bottom="0in" table:align="left" style:writing-mode="lr-tb"/>
    </style:style>
    <style:style style:name="Table6.A" style:family="table-column">
      <style:table-column-properties style:column-width="1.3021in"/>
    </style:style>
    <style:style style:name="Table6.B" style:family="table-column">
      <style:table-column-properties style:column-width="1.3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.3in" fo:padding-bottom="0in" fo:border="none"/>
    </style:style>
    <style:style style:name="Table6.A2" style:family="table-cell">
      <style:table-cell-properties fo:padding-left="0.075in" fo:padding-right="0.075in" fo:padding-top="0in" fo:padding-bottom="0in" fo:border="none"/>
    </style:style>
    <style:style style:name="Table6.3" style:family="table-row">
      <style:table-row-properties style:min-row-height="0.2813in" fo:keep-together="auto"/>
    </style:style>
    <style:style style:name="Table6.A3" style:family="table-cell">
      <style:table-cell-properties fo:padding-left="0.075in" fo:padding-right="0.075in" fo:padding-top="0.2in" fo:padding-bottom="0in" fo:border="none"/>
    </style:style>
    <style:style style:name="Table6.A4" style:family="table-cell">
      <style:table-cell-properties fo:padding-left="0.075in" fo:padding-right="0.075in" fo:padding-top="0in" fo:padding-bottom="0.2in" fo:border="none"/>
    </style:style>
    <style:style style:name="Table7" style:family="table">
      <style:table-properties style:width="3.1063in" fo:margin-left="0in" fo:margin-top="0in" fo:margin-bottom="0in" table:align="left" style:writing-mode="lr-tb"/>
    </style:style>
    <style:style style:name="Table7.A" style:family="table-column">
      <style:table-column-properties style:column-width="3.1063in"/>
    </style:style>
    <style:style style:name="Table7.1" style:family="table-row">
      <style:table-row-properties style:min-row-height="2.6799in" fo:keep-together="auto"/>
    </style:style>
    <style:style style:name="Table7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7.2" style:family="table-row">
      <style:table-row-properties style:min-row-height="2.4in" fo:keep-together="auto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4.366in"/>
    </style:style>
    <style:style style:name="Table8.B" style:family="table-column">
      <style:table-column-properties style:column-width="3.133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8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9" style:family="table">
      <style:table-properties style:width="4.3458in" fo:margin-left="0.0201in" fo:margin-top="0in" fo:margin-bottom="0in" table:align="left" style:writing-mode="lr-tb"/>
    </style:style>
    <style:style style:name="Table9.A" style:family="table-column">
      <style:table-column-properties style:column-width="4.3458in"/>
    </style:style>
    <style:style style:name="Table9.1" style:family="table-row">
      <style:table-row-properties style:min-row-height="0.4563in" fo:keep-together="auto"/>
    </style:style>
    <style:style style:name="Table9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9.2" style:family="table-row">
      <style:table-row-properties style:min-row-height="5.7299in" fo:keep-together="auto"/>
    </style:style>
    <style:style style:name="Table9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10" style:family="table">
      <style:table-properties style:width="2.6056in" fo:margin-left="0in" fo:margin-top="0in" fo:margin-bottom="0in" table:align="left" style:writing-mode="lr-tb"/>
    </style:style>
    <style:style style:name="Table10.A" style:family="table-column">
      <style:table-column-properties style:column-width="1.3021in"/>
    </style:style>
    <style:style style:name="Table10.B" style:family="table-column">
      <style:table-column-properties style:column-width="1.302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.3in" fo:padding-bottom="0in" fo:border="none"/>
    </style:style>
    <style:style style:name="Table10.A2" style:family="table-cell">
      <style:table-cell-properties fo:padding-left="0.075in" fo:padding-right="0.075in" fo:padding-top="0in" fo:padding-bottom="0in" fo:border="none"/>
    </style:style>
    <style:style style:name="Table10.3" style:family="table-row">
      <style:table-row-properties style:min-row-height="0.2813in" fo:keep-together="auto"/>
    </style:style>
    <style:style style:name="Table10.A3" style:family="table-cell">
      <style:table-cell-properties fo:padding-left="0.075in" fo:padding-right="0.075in" fo:padding-top="0.2in" fo:padding-bottom="0in" fo:border="none"/>
    </style:style>
    <style:style style:name="Table10.A4" style:family="table-cell">
      <style:table-cell-properties fo:padding-left="0.075in" fo:padding-right="0.075in" fo:padding-top="0in" fo:padding-bottom="0.2in" fo:border="none"/>
    </style:style>
    <style:style style:name="Table11" style:family="table">
      <style:table-properties style:width="3.1063in" fo:margin-left="0in" fo:margin-top="0in" fo:margin-bottom="0in" table:align="left" style:writing-mode="lr-tb"/>
    </style:style>
    <style:style style:name="Table11.A" style:family="table-column">
      <style:table-column-properties style:column-width="3.1063in"/>
    </style:style>
    <style:style style:name="Table11.1" style:family="table-row">
      <style:table-row-properties style:min-row-height="2.6799in" fo:keep-together="auto"/>
    </style:style>
    <style:style style:name="Table11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11.2" style:family="table-row">
      <style:table-row-properties style:min-row-height="2.4in" fo:keep-together="auto"/>
    </style:style>
    <style:style style:name="Table11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11.3" style:family="table-row">
      <style:table-row-properties fo:keep-together="auto"/>
    </style:style>
    <style:style style:name="Table11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4.366in"/>
    </style:style>
    <style:style style:name="Table12.B" style:family="table-column">
      <style:table-column-properties style:column-width="3.1333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12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13" style:family="table">
      <style:table-properties style:width="4.3458in" fo:margin-left="0.0201in" fo:margin-top="0in" fo:margin-bottom="0in" table:align="left" style:writing-mode="lr-tb"/>
    </style:style>
    <style:style style:name="Table13.A" style:family="table-column">
      <style:table-column-properties style:column-width="4.3458in"/>
    </style:style>
    <style:style style:name="Table13.1" style:family="table-row">
      <style:table-row-properties style:min-row-height="0.4563in" fo:keep-together="auto"/>
    </style:style>
    <style:style style:name="Table13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3.2" style:family="table-row">
      <style:table-row-properties style:min-row-height="5.7299in" fo:keep-together="auto"/>
    </style:style>
    <style:style style:name="Table13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14" style:family="table">
      <style:table-properties style:width="2.6056in" fo:margin-left="0in" fo:margin-top="0in" fo:margin-bottom="0in" table:align="left" style:writing-mode="lr-tb"/>
    </style:style>
    <style:style style:name="Table14.A" style:family="table-column">
      <style:table-column-properties style:column-width="1.3021in"/>
    </style:style>
    <style:style style:name="Table14.B" style:family="table-column">
      <style:table-column-properties style:column-width="1.302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.3in" fo:padding-bottom="0in" fo:border="none"/>
    </style:style>
    <style:style style:name="Table14.A2" style:family="table-cell">
      <style:table-cell-properties fo:padding-left="0.075in" fo:padding-right="0.075in" fo:padding-top="0in" fo:padding-bottom="0in" fo:border="none"/>
    </style:style>
    <style:style style:name="Table14.3" style:family="table-row">
      <style:table-row-properties style:min-row-height="0.2813in" fo:keep-together="auto"/>
    </style:style>
    <style:style style:name="Table14.A3" style:family="table-cell">
      <style:table-cell-properties fo:padding-left="0.075in" fo:padding-right="0.075in" fo:padding-top="0.2in" fo:padding-bottom="0in" fo:border="none"/>
    </style:style>
    <style:style style:name="Table14.A4" style:family="table-cell">
      <style:table-cell-properties fo:padding-left="0.075in" fo:padding-right="0.075in" fo:padding-top="0in" fo:padding-bottom="0.2in" fo:border="none"/>
    </style:style>
    <style:style style:name="Table15" style:family="table">
      <style:table-properties style:width="3.1063in" fo:margin-left="0in" fo:margin-top="0in" fo:margin-bottom="0in" table:align="left" style:writing-mode="lr-tb"/>
    </style:style>
    <style:style style:name="Table15.A" style:family="table-column">
      <style:table-column-properties style:column-width="3.1063in"/>
    </style:style>
    <style:style style:name="Table15.1" style:family="table-row">
      <style:table-row-properties style:min-row-height="2.6799in" fo:keep-together="auto"/>
    </style:style>
    <style:style style:name="Table15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15.2" style:family="table-row">
      <style:table-row-properties style:min-row-height="2.4in" fo:keep-together="auto"/>
    </style:style>
    <style:style style:name="Table15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15.3" style:family="table-row">
      <style:table-row-properties fo:keep-together="auto"/>
    </style:style>
    <style:style style:name="Table15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4.366in"/>
    </style:style>
    <style:style style:name="Table16.B" style:family="table-column">
      <style:table-column-properties style:column-width="3.133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16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17" style:family="table">
      <style:table-properties style:width="4.3458in" fo:margin-left="0.0201in" fo:margin-top="0in" fo:margin-bottom="0in" table:align="left" style:writing-mode="lr-tb"/>
    </style:style>
    <style:style style:name="Table17.A" style:family="table-column">
      <style:table-column-properties style:column-width="4.3458in"/>
    </style:style>
    <style:style style:name="Table17.1" style:family="table-row">
      <style:table-row-properties style:min-row-height="0.4563in" fo:keep-together="auto"/>
    </style:style>
    <style:style style:name="Table17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7.2" style:family="table-row">
      <style:table-row-properties style:min-row-height="5.7299in" fo:keep-together="auto"/>
    </style:style>
    <style:style style:name="Table17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18" style:family="table">
      <style:table-properties style:width="2.6056in" fo:margin-left="0in" fo:margin-top="0in" fo:margin-bottom="0in" table:align="left" style:writing-mode="lr-tb"/>
    </style:style>
    <style:style style:name="Table18.A" style:family="table-column">
      <style:table-column-properties style:column-width="1.3021in"/>
    </style:style>
    <style:style style:name="Table18.B" style:family="table-column">
      <style:table-column-properties style:column-width="1.3028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.3in" fo:padding-bottom="0in" fo:border="none"/>
    </style:style>
    <style:style style:name="Table18.A2" style:family="table-cell">
      <style:table-cell-properties fo:padding-left="0.075in" fo:padding-right="0.075in" fo:padding-top="0in" fo:padding-bottom="0in" fo:border="none"/>
    </style:style>
    <style:style style:name="Table18.3" style:family="table-row">
      <style:table-row-properties style:min-row-height="0.2813in" fo:keep-together="auto"/>
    </style:style>
    <style:style style:name="Table18.A3" style:family="table-cell">
      <style:table-cell-properties fo:padding-left="0.075in" fo:padding-right="0.075in" fo:padding-top="0.2in" fo:padding-bottom="0in" fo:border="none"/>
    </style:style>
    <style:style style:name="Table18.A4" style:family="table-cell">
      <style:table-cell-properties fo:padding-left="0.075in" fo:padding-right="0.075in" fo:padding-top="0in" fo:padding-bottom="0.2in" fo:border="none"/>
    </style:style>
    <style:style style:name="Table19" style:family="table">
      <style:table-properties style:width="3.1063in" fo:margin-left="0in" fo:margin-top="0in" fo:margin-bottom="0in" table:align="left" style:writing-mode="lr-tb"/>
    </style:style>
    <style:style style:name="Table19.A" style:family="table-column">
      <style:table-column-properties style:column-width="3.1063in"/>
    </style:style>
    <style:style style:name="Table19.1" style:family="table-row">
      <style:table-row-properties style:min-row-height="2.6799in" fo:keep-together="auto"/>
    </style:style>
    <style:style style:name="Table19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19.2" style:family="table-row">
      <style:table-row-properties style:min-row-height="2.4in" fo:keep-together="auto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19.3" style:family="table-row">
      <style:table-row-properties fo:keep-together="auto"/>
    </style:style>
    <style:style style:name="Table19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20" style:family="table">
      <style:table-properties style:width="7.5in" fo:margin-top="0in" fo:margin-bottom="0in" table:align="center"/>
    </style:style>
    <style:style style:name="Table20.A" style:family="table-column">
      <style:table-column-properties style:column-width="4.366in"/>
    </style:style>
    <style:style style:name="Table20.B" style:family="table-column">
      <style:table-column-properties style:column-width="3.1333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20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21" style:family="table">
      <style:table-properties style:width="4.3458in" fo:margin-left="0.0201in" fo:margin-top="0in" fo:margin-bottom="0in" table:align="left" style:writing-mode="lr-tb"/>
    </style:style>
    <style:style style:name="Table21.A" style:family="table-column">
      <style:table-column-properties style:column-width="4.3458in"/>
    </style:style>
    <style:style style:name="Table21.1" style:family="table-row">
      <style:table-row-properties style:min-row-height="0.4563in" fo:keep-together="auto"/>
    </style:style>
    <style:style style:name="Table2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21.2" style:family="table-row">
      <style:table-row-properties style:min-row-height="5.7299in" fo:keep-together="auto"/>
    </style:style>
    <style:style style:name="Table2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2" style:family="table">
      <style:table-properties style:width="2.6056in" fo:margin-left="0in" fo:margin-top="0in" fo:margin-bottom="0in" table:align="left" style:writing-mode="lr-tb"/>
    </style:style>
    <style:style style:name="Table22.A" style:family="table-column">
      <style:table-column-properties style:column-width="1.3021in"/>
    </style:style>
    <style:style style:name="Table22.B" style:family="table-column">
      <style:table-column-properties style:column-width="1.302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.3in" fo:padding-bottom="0in" fo:border="none"/>
    </style:style>
    <style:style style:name="Table22.A2" style:family="table-cell">
      <style:table-cell-properties fo:padding-left="0.075in" fo:padding-right="0.075in" fo:padding-top="0in" fo:padding-bottom="0in" fo:border="none"/>
    </style:style>
    <style:style style:name="Table22.3" style:family="table-row">
      <style:table-row-properties style:min-row-height="0.2813in" fo:keep-together="auto"/>
    </style:style>
    <style:style style:name="Table22.A3" style:family="table-cell">
      <style:table-cell-properties fo:padding-left="0.075in" fo:padding-right="0.075in" fo:padding-top="0.2in" fo:padding-bottom="0in" fo:border="none"/>
    </style:style>
    <style:style style:name="Table22.A4" style:family="table-cell">
      <style:table-cell-properties fo:padding-left="0.075in" fo:padding-right="0.075in" fo:padding-top="0in" fo:padding-bottom="0.2in" fo:border="none"/>
    </style:style>
    <style:style style:name="Table23" style:family="table">
      <style:table-properties style:width="3.1063in" fo:margin-left="0in" fo:margin-top="0in" fo:margin-bottom="0in" table:align="left" style:writing-mode="lr-tb"/>
    </style:style>
    <style:style style:name="Table23.A" style:family="table-column">
      <style:table-column-properties style:column-width="3.1063in"/>
    </style:style>
    <style:style style:name="Table23.1" style:family="table-row">
      <style:table-row-properties style:min-row-height="2.6799in" fo:keep-together="auto"/>
    </style:style>
    <style:style style:name="Table2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23.2" style:family="table-row">
      <style:table-row-properties style:min-row-height="2.4in" fo:keep-together="auto"/>
    </style:style>
    <style:style style:name="Table2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23.3" style:family="table-row">
      <style:table-row-properties fo:keep-together="auto"/>
    </style:style>
    <style:style style:name="Table2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24" style:family="table">
      <style:table-properties style:width="7.5in" fo:margin-top="0in" fo:margin-bottom="0in" table:align="center"/>
    </style:style>
    <style:style style:name="Table24.A" style:family="table-column">
      <style:table-column-properties style:column-width="4.366in"/>
    </style:style>
    <style:style style:name="Table24.B" style:family="table-column">
      <style:table-column-properties style:column-width="3.1333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2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25" style:family="table">
      <style:table-properties style:width="4.3458in" fo:margin-left="0.0201in" fo:margin-top="0in" fo:margin-bottom="0in" table:align="left" style:writing-mode="lr-tb"/>
    </style:style>
    <style:style style:name="Table25.A" style:family="table-column">
      <style:table-column-properties style:column-width="4.3458in"/>
    </style:style>
    <style:style style:name="Table25.1" style:family="table-row">
      <style:table-row-properties style:min-row-height="0.4563in" fo:keep-together="auto"/>
    </style:style>
    <style:style style:name="Table25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25.2" style:family="table-row">
      <style:table-row-properties style:min-row-height="5.7299in" fo:keep-together="auto"/>
    </style:style>
    <style:style style:name="Table25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6" style:family="table">
      <style:table-properties style:width="2.6056in" fo:margin-left="0in" fo:margin-top="0in" fo:margin-bottom="0in" table:align="left" style:writing-mode="lr-tb"/>
    </style:style>
    <style:style style:name="Table26.A" style:family="table-column">
      <style:table-column-properties style:column-width="1.3021in"/>
    </style:style>
    <style:style style:name="Table26.B" style:family="table-column">
      <style:table-column-properties style:column-width="1.3028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.3in" fo:padding-bottom="0in" fo:border="none"/>
    </style:style>
    <style:style style:name="Table26.A2" style:family="table-cell">
      <style:table-cell-properties fo:padding-left="0.075in" fo:padding-right="0.075in" fo:padding-top="0in" fo:padding-bottom="0in" fo:border="none"/>
    </style:style>
    <style:style style:name="Table26.3" style:family="table-row">
      <style:table-row-properties style:min-row-height="0.2813in" fo:keep-together="auto"/>
    </style:style>
    <style:style style:name="Table26.A3" style:family="table-cell">
      <style:table-cell-properties fo:padding-left="0.075in" fo:padding-right="0.075in" fo:padding-top="0.2in" fo:padding-bottom="0in" fo:border="none"/>
    </style:style>
    <style:style style:name="Table26.A4" style:family="table-cell">
      <style:table-cell-properties fo:padding-left="0.075in" fo:padding-right="0.075in" fo:padding-top="0in" fo:padding-bottom="0.2in" fo:border="none"/>
    </style:style>
    <style:style style:name="Table27" style:family="table">
      <style:table-properties style:width="3.1063in" fo:margin-left="0in" fo:margin-top="0in" fo:margin-bottom="0in" table:align="left" style:writing-mode="lr-tb"/>
    </style:style>
    <style:style style:name="Table27.A" style:family="table-column">
      <style:table-column-properties style:column-width="3.1063in"/>
    </style:style>
    <style:style style:name="Table27.1" style:family="table-row">
      <style:table-row-properties style:min-row-height="2.6799in" fo:keep-together="auto"/>
    </style:style>
    <style:style style:name="Table27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27.2" style:family="table-row">
      <style:table-row-properties style:min-row-height="2.4in" fo:keep-together="auto"/>
    </style:style>
    <style:style style:name="Table27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27.3" style:family="table-row">
      <style:table-row-properties fo:keep-together="auto"/>
    </style:style>
    <style:style style:name="Table27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28" style:family="table">
      <style:table-properties style:width="7.5in" fo:margin-top="0in" fo:margin-bottom="0in" table:align="center"/>
    </style:style>
    <style:style style:name="Table28.A" style:family="table-column">
      <style:table-column-properties style:column-width="4.366in"/>
    </style:style>
    <style:style style:name="Table28.B" style:family="table-column">
      <style:table-column-properties style:column-width="3.1333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28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29" style:family="table">
      <style:table-properties style:width="4.3458in" fo:margin-left="0.0201in" fo:margin-top="0in" fo:margin-bottom="0in" table:align="left" style:writing-mode="lr-tb"/>
    </style:style>
    <style:style style:name="Table29.A" style:family="table-column">
      <style:table-column-properties style:column-width="4.3458in"/>
    </style:style>
    <style:style style:name="Table29.1" style:family="table-row">
      <style:table-row-properties style:min-row-height="0.4563in" fo:keep-together="auto"/>
    </style:style>
    <style:style style:name="Table29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29.2" style:family="table-row">
      <style:table-row-properties style:min-row-height="5.7299in" fo:keep-together="auto"/>
    </style:style>
    <style:style style:name="Table29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30" style:family="table">
      <style:table-properties style:width="2.6056in" fo:margin-left="0in" fo:margin-top="0in" fo:margin-bottom="0in" table:align="left" style:writing-mode="lr-tb"/>
    </style:style>
    <style:style style:name="Table30.A" style:family="table-column">
      <style:table-column-properties style:column-width="1.3021in"/>
    </style:style>
    <style:style style:name="Table30.B" style:family="table-column">
      <style:table-column-properties style:column-width="1.3028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.3in" fo:padding-bottom="0in" fo:border="none"/>
    </style:style>
    <style:style style:name="Table30.A2" style:family="table-cell">
      <style:table-cell-properties fo:padding-left="0.075in" fo:padding-right="0.075in" fo:padding-top="0in" fo:padding-bottom="0in" fo:border="none"/>
    </style:style>
    <style:style style:name="Table30.3" style:family="table-row">
      <style:table-row-properties style:min-row-height="0.2813in" fo:keep-together="auto"/>
    </style:style>
    <style:style style:name="Table30.A3" style:family="table-cell">
      <style:table-cell-properties fo:padding-left="0.075in" fo:padding-right="0.075in" fo:padding-top="0.2in" fo:padding-bottom="0in" fo:border="none"/>
    </style:style>
    <style:style style:name="Table30.A4" style:family="table-cell">
      <style:table-cell-properties fo:padding-left="0.075in" fo:padding-right="0.075in" fo:padding-top="0in" fo:padding-bottom="0.2in" fo:border="none"/>
    </style:style>
    <style:style style:name="Table31" style:family="table">
      <style:table-properties style:width="3.1063in" fo:margin-left="0in" fo:margin-top="0in" fo:margin-bottom="0in" table:align="left" style:writing-mode="lr-tb"/>
    </style:style>
    <style:style style:name="Table31.A" style:family="table-column">
      <style:table-column-properties style:column-width="3.1063in"/>
    </style:style>
    <style:style style:name="Table31.1" style:family="table-row">
      <style:table-row-properties style:min-row-height="2.6799in" fo:keep-together="auto"/>
    </style:style>
    <style:style style:name="Table31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1.2" style:family="table-row">
      <style:table-row-properties style:min-row-height="2.4in" fo:keep-together="auto"/>
    </style:style>
    <style:style style:name="Table31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1.3" style:family="table-row">
      <style:table-row-properties fo:keep-together="auto"/>
    </style:style>
    <style:style style:name="Table31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32" style:family="table">
      <style:table-properties style:width="7.5in" fo:margin-top="0in" fo:margin-bottom="0in" table:align="center"/>
    </style:style>
    <style:style style:name="Table32.A" style:family="table-column">
      <style:table-column-properties style:column-width="4.366in"/>
    </style:style>
    <style:style style:name="Table32.B" style:family="table-column">
      <style:table-column-properties style:column-width="3.1333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32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33" style:family="table">
      <style:table-properties style:width="4.3458in" fo:margin-left="0.0201in" fo:margin-top="0in" fo:margin-bottom="0in" table:align="left" style:writing-mode="lr-tb"/>
    </style:style>
    <style:style style:name="Table33.A" style:family="table-column">
      <style:table-column-properties style:column-width="4.3458in"/>
    </style:style>
    <style:style style:name="Table33.1" style:family="table-row">
      <style:table-row-properties style:min-row-height="0.4563in" fo:keep-together="auto"/>
    </style:style>
    <style:style style:name="Table33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33.2" style:family="table-row">
      <style:table-row-properties style:min-row-height="5.7299in" fo:keep-together="auto"/>
    </style:style>
    <style:style style:name="Table33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34" style:family="table">
      <style:table-properties style:width="2.6056in" fo:margin-left="0in" fo:margin-top="0in" fo:margin-bottom="0in" table:align="left" style:writing-mode="lr-tb"/>
    </style:style>
    <style:style style:name="Table34.A" style:family="table-column">
      <style:table-column-properties style:column-width="1.3021in"/>
    </style:style>
    <style:style style:name="Table34.B" style:family="table-column">
      <style:table-column-properties style:column-width="1.3028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.3in" fo:padding-bottom="0in" fo:border="none"/>
    </style:style>
    <style:style style:name="Table34.A2" style:family="table-cell">
      <style:table-cell-properties fo:padding-left="0.075in" fo:padding-right="0.075in" fo:padding-top="0in" fo:padding-bottom="0in" fo:border="none"/>
    </style:style>
    <style:style style:name="Table34.3" style:family="table-row">
      <style:table-row-properties style:min-row-height="0.2813in" fo:keep-together="auto"/>
    </style:style>
    <style:style style:name="Table34.A3" style:family="table-cell">
      <style:table-cell-properties fo:padding-left="0.075in" fo:padding-right="0.075in" fo:padding-top="0.2in" fo:padding-bottom="0in" fo:border="none"/>
    </style:style>
    <style:style style:name="Table34.A4" style:family="table-cell">
      <style:table-cell-properties fo:padding-left="0.075in" fo:padding-right="0.075in" fo:padding-top="0in" fo:padding-bottom="0.2in" fo:border="none"/>
    </style:style>
    <style:style style:name="Table35" style:family="table">
      <style:table-properties style:width="3.1063in" fo:margin-left="0in" fo:margin-top="0in" fo:margin-bottom="0in" table:align="left" style:writing-mode="lr-tb"/>
    </style:style>
    <style:style style:name="Table35.A" style:family="table-column">
      <style:table-column-properties style:column-width="3.1063in"/>
    </style:style>
    <style:style style:name="Table35.1" style:family="table-row">
      <style:table-row-properties style:min-row-height="2.6799in" fo:keep-together="auto"/>
    </style:style>
    <style:style style:name="Table35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5.2" style:family="table-row">
      <style:table-row-properties style:min-row-height="2.4in" fo:keep-together="auto"/>
    </style:style>
    <style:style style:name="Table35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5.3" style:family="table-row">
      <style:table-row-properties fo:keep-together="auto"/>
    </style:style>
    <style:style style:name="Table35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36" style:family="table">
      <style:table-properties style:width="7.5in" fo:margin-top="0in" fo:margin-bottom="0in" table:align="center"/>
    </style:style>
    <style:style style:name="Table36.A" style:family="table-column">
      <style:table-column-properties style:column-width="4.366in"/>
    </style:style>
    <style:style style:name="Table36.B" style:family="table-column">
      <style:table-column-properties style:column-width="3.1333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36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37" style:family="table">
      <style:table-properties style:width="4.3458in" fo:margin-left="0.0201in" fo:margin-top="0in" fo:margin-bottom="0in" table:align="left" style:writing-mode="lr-tb"/>
    </style:style>
    <style:style style:name="Table37.A" style:family="table-column">
      <style:table-column-properties style:column-width="4.3458in"/>
    </style:style>
    <style:style style:name="Table37.1" style:family="table-row">
      <style:table-row-properties style:min-row-height="0.4563in" fo:keep-together="auto"/>
    </style:style>
    <style:style style:name="Table37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37.2" style:family="table-row">
      <style:table-row-properties style:min-row-height="5.7299in" fo:keep-together="auto"/>
    </style:style>
    <style:style style:name="Table37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38" style:family="table">
      <style:table-properties style:width="2.6056in" fo:margin-left="0in" fo:margin-top="0in" fo:margin-bottom="0in" table:align="left" style:writing-mode="lr-tb"/>
    </style:style>
    <style:style style:name="Table38.A" style:family="table-column">
      <style:table-column-properties style:column-width="1.3021in"/>
    </style:style>
    <style:style style:name="Table38.B" style:family="table-column">
      <style:table-column-properties style:column-width="1.3028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5in" fo:padding-right="0.075in" fo:padding-top="0.3in" fo:padding-bottom="0in" fo:border="none"/>
    </style:style>
    <style:style style:name="Table38.A2" style:family="table-cell">
      <style:table-cell-properties fo:padding-left="0.075in" fo:padding-right="0.075in" fo:padding-top="0in" fo:padding-bottom="0in" fo:border="none"/>
    </style:style>
    <style:style style:name="Table38.3" style:family="table-row">
      <style:table-row-properties style:min-row-height="0.2813in" fo:keep-together="auto"/>
    </style:style>
    <style:style style:name="Table38.A3" style:family="table-cell">
      <style:table-cell-properties fo:padding-left="0.075in" fo:padding-right="0.075in" fo:padding-top="0.2in" fo:padding-bottom="0in" fo:border="none"/>
    </style:style>
    <style:style style:name="Table38.A4" style:family="table-cell">
      <style:table-cell-properties fo:padding-left="0.075in" fo:padding-right="0.075in" fo:padding-top="0in" fo:padding-bottom="0.2in" fo:border="none"/>
    </style:style>
    <style:style style:name="Table39" style:family="table">
      <style:table-properties style:width="3.1063in" fo:margin-left="0in" fo:margin-top="0in" fo:margin-bottom="0in" table:align="left" style:writing-mode="lr-tb"/>
    </style:style>
    <style:style style:name="Table39.A" style:family="table-column">
      <style:table-column-properties style:column-width="3.1063in"/>
    </style:style>
    <style:style style:name="Table39.1" style:family="table-row">
      <style:table-row-properties style:min-row-height="2.6799in" fo:keep-together="auto"/>
    </style:style>
    <style:style style:name="Table39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9.2" style:family="table-row">
      <style:table-row-properties style:min-row-height="2.4in" fo:keep-together="auto"/>
    </style:style>
    <style:style style:name="Table39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9.3" style:family="table-row">
      <style:table-row-properties fo:keep-together="auto"/>
    </style:style>
    <style:style style:name="Table39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0" style:family="table">
      <style:table-properties style:width="7.5in" fo:margin-top="0in" fo:margin-bottom="0in" table:align="center"/>
    </style:style>
    <style:style style:name="Table40.A" style:family="table-column">
      <style:table-column-properties style:column-width="4.366in"/>
    </style:style>
    <style:style style:name="Table40.B" style:family="table-column">
      <style:table-column-properties style:column-width="3.1333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0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41" style:family="table">
      <style:table-properties style:width="4.3458in" fo:margin-left="0.0201in" fo:margin-top="0in" fo:margin-bottom="0in" table:align="left" style:writing-mode="lr-tb"/>
    </style:style>
    <style:style style:name="Table41.A" style:family="table-column">
      <style:table-column-properties style:column-width="4.3458in"/>
    </style:style>
    <style:style style:name="Table41.1" style:family="table-row">
      <style:table-row-properties style:min-row-height="0.4563in" fo:keep-together="auto"/>
    </style:style>
    <style:style style:name="Table4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41.2" style:family="table-row">
      <style:table-row-properties style:min-row-height="5.7299in" fo:keep-together="auto"/>
    </style:style>
    <style:style style:name="Table4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42" style:family="table">
      <style:table-properties style:width="2.6056in" fo:margin-left="0in" fo:margin-top="0in" fo:margin-bottom="0in" table:align="left" style:writing-mode="lr-tb"/>
    </style:style>
    <style:style style:name="Table42.A" style:family="table-column">
      <style:table-column-properties style:column-width="1.3021in"/>
    </style:style>
    <style:style style:name="Table42.B" style:family="table-column">
      <style:table-column-properties style:column-width="1.3028in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075in" fo:padding-right="0.075in" fo:padding-top="0.3in" fo:padding-bottom="0in" fo:border="none"/>
    </style:style>
    <style:style style:name="Table42.A2" style:family="table-cell">
      <style:table-cell-properties fo:padding-left="0.075in" fo:padding-right="0.075in" fo:padding-top="0in" fo:padding-bottom="0in" fo:border="none"/>
    </style:style>
    <style:style style:name="Table42.3" style:family="table-row">
      <style:table-row-properties style:min-row-height="0.2813in" fo:keep-together="auto"/>
    </style:style>
    <style:style style:name="Table42.A3" style:family="table-cell">
      <style:table-cell-properties fo:padding-left="0.075in" fo:padding-right="0.075in" fo:padding-top="0.2in" fo:padding-bottom="0in" fo:border="none"/>
    </style:style>
    <style:style style:name="Table42.A4" style:family="table-cell">
      <style:table-cell-properties fo:padding-left="0.075in" fo:padding-right="0.075in" fo:padding-top="0in" fo:padding-bottom="0.2in" fo:border="none"/>
    </style:style>
    <style:style style:name="Table43" style:family="table">
      <style:table-properties style:width="3.1063in" fo:margin-left="0in" fo:margin-top="0in" fo:margin-bottom="0in" table:align="left" style:writing-mode="lr-tb"/>
    </style:style>
    <style:style style:name="Table43.A" style:family="table-column">
      <style:table-column-properties style:column-width="3.1063in"/>
    </style:style>
    <style:style style:name="Table43.1" style:family="table-row">
      <style:table-row-properties style:min-row-height="2.6799in" fo:keep-together="auto"/>
    </style:style>
    <style:style style:name="Table4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43.2" style:family="table-row">
      <style:table-row-properties style:min-row-height="2.4in" fo:keep-together="auto"/>
    </style:style>
    <style:style style:name="Table4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43.3" style:family="table-row">
      <style:table-row-properties fo:keep-together="auto"/>
    </style:style>
    <style:style style:name="Table4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4" style:family="table">
      <style:table-properties style:width="7.5in" fo:margin-top="0in" fo:margin-bottom="0in" table:align="center"/>
    </style:style>
    <style:style style:name="Table44.A" style:family="table-column">
      <style:table-column-properties style:column-width="4.366in"/>
    </style:style>
    <style:style style:name="Table44.B" style:family="table-column">
      <style:table-column-properties style:column-width="3.1333in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45" style:family="table">
      <style:table-properties style:width="4.3458in" fo:margin-left="0.0201in" fo:margin-top="0in" fo:margin-bottom="0in" table:align="left" style:writing-mode="lr-tb"/>
    </style:style>
    <style:style style:name="Table45.A" style:family="table-column">
      <style:table-column-properties style:column-width="4.3458in"/>
    </style:style>
    <style:style style:name="Table45.1" style:family="table-row">
      <style:table-row-properties style:min-row-height="0.4563in" fo:keep-together="auto"/>
    </style:style>
    <style:style style:name="Table45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45.2" style:family="table-row">
      <style:table-row-properties style:min-row-height="5.7299in" fo:keep-together="auto"/>
    </style:style>
    <style:style style:name="Table45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46" style:family="table">
      <style:table-properties style:width="2.6056in" fo:margin-left="0in" fo:margin-top="0in" fo:margin-bottom="0in" table:align="left" style:writing-mode="lr-tb"/>
    </style:style>
    <style:style style:name="Table46.A" style:family="table-column">
      <style:table-column-properties style:column-width="1.3021in"/>
    </style:style>
    <style:style style:name="Table46.B" style:family="table-column">
      <style:table-column-properties style:column-width="1.3028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.075in" fo:padding-right="0.075in" fo:padding-top="0.3in" fo:padding-bottom="0in" fo:border="none"/>
    </style:style>
    <style:style style:name="Table46.A2" style:family="table-cell">
      <style:table-cell-properties fo:padding-left="0.075in" fo:padding-right="0.075in" fo:padding-top="0in" fo:padding-bottom="0in" fo:border="none"/>
    </style:style>
    <style:style style:name="Table46.3" style:family="table-row">
      <style:table-row-properties style:min-row-height="0.2813in" fo:keep-together="auto"/>
    </style:style>
    <style:style style:name="Table46.A3" style:family="table-cell">
      <style:table-cell-properties fo:padding-left="0.075in" fo:padding-right="0.075in" fo:padding-top="0.2in" fo:padding-bottom="0in" fo:border="none"/>
    </style:style>
    <style:style style:name="Table46.A4" style:family="table-cell">
      <style:table-cell-properties fo:padding-left="0.075in" fo:padding-right="0.075in" fo:padding-top="0in" fo:padding-bottom="0.2in" fo:border="none"/>
    </style:style>
    <style:style style:name="Table47" style:family="table">
      <style:table-properties style:width="3.1063in" fo:margin-left="0in" fo:margin-top="0in" fo:margin-bottom="0in" table:align="left" style:writing-mode="lr-tb"/>
    </style:style>
    <style:style style:name="Table47.A" style:family="table-column">
      <style:table-column-properties style:column-width="3.1063in"/>
    </style:style>
    <style:style style:name="Table47.1" style:family="table-row">
      <style:table-row-properties style:min-row-height="2.6799in" fo:keep-together="auto"/>
    </style:style>
    <style:style style:name="Table47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47.2" style:family="table-row">
      <style:table-row-properties style:min-row-height="2.4in" fo:keep-together="auto"/>
    </style:style>
    <style:style style:name="Table47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47.3" style:family="table-row">
      <style:table-row-properties fo:keep-together="auto"/>
    </style:style>
    <style:style style:name="Table47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8" style:family="table">
      <style:table-properties style:width="7.5in" fo:margin-top="0in" fo:margin-bottom="0in" table:align="center"/>
    </style:style>
    <style:style style:name="Table48.A" style:family="table-column">
      <style:table-column-properties style:column-width="4.366in"/>
    </style:style>
    <style:style style:name="Table48.B" style:family="table-column">
      <style:table-column-properties style:column-width="3.1333in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8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49" style:family="table">
      <style:table-properties style:width="4.3458in" fo:margin-left="0.0201in" fo:margin-top="0in" fo:margin-bottom="0in" table:align="left" style:writing-mode="lr-tb"/>
    </style:style>
    <style:style style:name="Table49.A" style:family="table-column">
      <style:table-column-properties style:column-width="4.3458in"/>
    </style:style>
    <style:style style:name="Table49.1" style:family="table-row">
      <style:table-row-properties style:min-row-height="0.4563in" fo:keep-together="auto"/>
    </style:style>
    <style:style style:name="Table49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49.2" style:family="table-row">
      <style:table-row-properties style:min-row-height="5.7299in" fo:keep-together="auto"/>
    </style:style>
    <style:style style:name="Table49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50" style:family="table">
      <style:table-properties style:width="2.6056in" fo:margin-left="0in" fo:margin-top="0in" fo:margin-bottom="0in" table:align="left" style:writing-mode="lr-tb"/>
    </style:style>
    <style:style style:name="Table50.A" style:family="table-column">
      <style:table-column-properties style:column-width="1.3021in"/>
    </style:style>
    <style:style style:name="Table50.B" style:family="table-column">
      <style:table-column-properties style:column-width="1.3028in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.075in" fo:padding-right="0.075in" fo:padding-top="0.3in" fo:padding-bottom="0in" fo:border="none"/>
    </style:style>
    <style:style style:name="Table50.A2" style:family="table-cell">
      <style:table-cell-properties fo:padding-left="0.075in" fo:padding-right="0.075in" fo:padding-top="0in" fo:padding-bottom="0in" fo:border="none"/>
    </style:style>
    <style:style style:name="Table50.3" style:family="table-row">
      <style:table-row-properties style:min-row-height="0.2813in" fo:keep-together="auto"/>
    </style:style>
    <style:style style:name="Table50.A3" style:family="table-cell">
      <style:table-cell-properties fo:padding-left="0.075in" fo:padding-right="0.075in" fo:padding-top="0.2in" fo:padding-bottom="0in" fo:border="none"/>
    </style:style>
    <style:style style:name="Table50.A4" style:family="table-cell">
      <style:table-cell-properties fo:padding-left="0.075in" fo:padding-right="0.075in" fo:padding-top="0in" fo:padding-bottom="0.2in" fo:border="none"/>
    </style:style>
    <style:style style:name="Table51" style:family="table">
      <style:table-properties style:width="3.1063in" fo:margin-left="0in" fo:margin-top="0in" fo:margin-bottom="0in" table:align="left" style:writing-mode="lr-tb"/>
    </style:style>
    <style:style style:name="Table51.A" style:family="table-column">
      <style:table-column-properties style:column-width="3.1063in"/>
    </style:style>
    <style:style style:name="Table51.1" style:family="table-row">
      <style:table-row-properties style:min-row-height="2.6799in" fo:keep-together="auto"/>
    </style:style>
    <style:style style:name="Table51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51.2" style:family="table-row">
      <style:table-row-properties style:min-row-height="2.4in" fo:keep-together="auto"/>
    </style:style>
    <style:style style:name="Table51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51.3" style:family="table-row">
      <style:table-row-properties fo:keep-together="auto"/>
    </style:style>
    <style:style style:name="Table51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52" style:family="table">
      <style:table-properties style:width="7.5in" fo:margin-top="0in" fo:margin-bottom="0in" table:align="center"/>
    </style:style>
    <style:style style:name="Table52.A" style:family="table-column">
      <style:table-column-properties style:column-width="4.366in"/>
    </style:style>
    <style:style style:name="Table52.B" style:family="table-column">
      <style:table-column-properties style:column-width="3.1333in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52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53" style:family="table">
      <style:table-properties style:width="4.3458in" fo:margin-left="0.0201in" fo:margin-top="0in" fo:margin-bottom="0in" table:align="left" style:writing-mode="lr-tb"/>
    </style:style>
    <style:style style:name="Table53.A" style:family="table-column">
      <style:table-column-properties style:column-width="4.3458in"/>
    </style:style>
    <style:style style:name="Table53.1" style:family="table-row">
      <style:table-row-properties style:min-row-height="0.4563in" fo:keep-together="auto"/>
    </style:style>
    <style:style style:name="Table53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53.2" style:family="table-row">
      <style:table-row-properties style:min-row-height="5.7299in" fo:keep-together="auto"/>
    </style:style>
    <style:style style:name="Table53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54" style:family="table">
      <style:table-properties style:width="2.6056in" fo:margin-left="0in" fo:margin-top="0in" fo:margin-bottom="0in" table:align="left" style:writing-mode="lr-tb"/>
    </style:style>
    <style:style style:name="Table54.A" style:family="table-column">
      <style:table-column-properties style:column-width="1.3021in"/>
    </style:style>
    <style:style style:name="Table54.B" style:family="table-column">
      <style:table-column-properties style:column-width="1.3028in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.075in" fo:padding-right="0.075in" fo:padding-top="0.3in" fo:padding-bottom="0in" fo:border="none"/>
    </style:style>
    <style:style style:name="Table54.A2" style:family="table-cell">
      <style:table-cell-properties fo:padding-left="0.075in" fo:padding-right="0.075in" fo:padding-top="0in" fo:padding-bottom="0in" fo:border="none"/>
    </style:style>
    <style:style style:name="Table54.3" style:family="table-row">
      <style:table-row-properties style:min-row-height="0.2813in" fo:keep-together="auto"/>
    </style:style>
    <style:style style:name="Table54.A3" style:family="table-cell">
      <style:table-cell-properties fo:padding-left="0.075in" fo:padding-right="0.075in" fo:padding-top="0.2in" fo:padding-bottom="0in" fo:border="none"/>
    </style:style>
    <style:style style:name="Table54.A4" style:family="table-cell">
      <style:table-cell-properties fo:padding-left="0.075in" fo:padding-right="0.075in" fo:padding-top="0in" fo:padding-bottom="0.2in" fo:border="none"/>
    </style:style>
    <style:style style:name="Table55" style:family="table">
      <style:table-properties style:width="3.1063in" fo:margin-left="0in" fo:margin-top="0in" fo:margin-bottom="0in" table:align="left" style:writing-mode="lr-tb"/>
    </style:style>
    <style:style style:name="Table55.A" style:family="table-column">
      <style:table-column-properties style:column-width="3.1063in"/>
    </style:style>
    <style:style style:name="Table55.1" style:family="table-row">
      <style:table-row-properties style:min-row-height="2.6799in" fo:keep-together="auto"/>
    </style:style>
    <style:style style:name="Table55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55.2" style:family="table-row">
      <style:table-row-properties style:min-row-height="2.4in" fo:keep-together="auto"/>
    </style:style>
    <style:style style:name="Table55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55.3" style:family="table-row">
      <style:table-row-properties fo:keep-together="auto"/>
    </style:style>
    <style:style style:name="Table55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56" style:family="table">
      <style:table-properties style:width="7.5in" fo:margin-top="0in" fo:margin-bottom="0in" table:align="center"/>
    </style:style>
    <style:style style:name="Table56.A" style:family="table-column">
      <style:table-column-properties style:column-width="4.366in"/>
    </style:style>
    <style:style style:name="Table56.B" style:family="table-column">
      <style:table-column-properties style:column-width="3.1333in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56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57" style:family="table">
      <style:table-properties style:width="4.3458in" fo:margin-left="0.0201in" fo:margin-top="0in" fo:margin-bottom="0in" table:align="left" style:writing-mode="lr-tb"/>
    </style:style>
    <style:style style:name="Table57.A" style:family="table-column">
      <style:table-column-properties style:column-width="4.3458in"/>
    </style:style>
    <style:style style:name="Table57.1" style:family="table-row">
      <style:table-row-properties style:min-row-height="0.4563in" fo:keep-together="auto"/>
    </style:style>
    <style:style style:name="Table57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57.2" style:family="table-row">
      <style:table-row-properties style:min-row-height="5.7299in" fo:keep-together="auto"/>
    </style:style>
    <style:style style:name="Table57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58" style:family="table">
      <style:table-properties style:width="2.6056in" fo:margin-left="0in" fo:margin-top="0in" fo:margin-bottom="0in" table:align="left" style:writing-mode="lr-tb"/>
    </style:style>
    <style:style style:name="Table58.A" style:family="table-column">
      <style:table-column-properties style:column-width="1.3021in"/>
    </style:style>
    <style:style style:name="Table58.B" style:family="table-column">
      <style:table-column-properties style:column-width="1.3028in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.075in" fo:padding-right="0.075in" fo:padding-top="0.3in" fo:padding-bottom="0in" fo:border="none"/>
    </style:style>
    <style:style style:name="Table58.A2" style:family="table-cell">
      <style:table-cell-properties fo:padding-left="0.075in" fo:padding-right="0.075in" fo:padding-top="0in" fo:padding-bottom="0in" fo:border="none"/>
    </style:style>
    <style:style style:name="Table58.3" style:family="table-row">
      <style:table-row-properties style:min-row-height="0.2813in" fo:keep-together="auto"/>
    </style:style>
    <style:style style:name="Table58.A3" style:family="table-cell">
      <style:table-cell-properties fo:padding-left="0.075in" fo:padding-right="0.075in" fo:padding-top="0.2in" fo:padding-bottom="0in" fo:border="none"/>
    </style:style>
    <style:style style:name="Table58.A4" style:family="table-cell">
      <style:table-cell-properties fo:padding-left="0.075in" fo:padding-right="0.075in" fo:padding-top="0in" fo:padding-bottom="0.2in" fo:border="none"/>
    </style:style>
    <style:style style:name="Table59" style:family="table">
      <style:table-properties style:width="3.1063in" fo:margin-left="0in" fo:margin-top="0in" fo:margin-bottom="0in" table:align="left" style:writing-mode="lr-tb"/>
    </style:style>
    <style:style style:name="Table59.A" style:family="table-column">
      <style:table-column-properties style:column-width="3.1063in"/>
    </style:style>
    <style:style style:name="Table59.1" style:family="table-row">
      <style:table-row-properties style:min-row-height="2.6799in" fo:keep-together="auto"/>
    </style:style>
    <style:style style:name="Table59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59.2" style:family="table-row">
      <style:table-row-properties style:min-row-height="2.4in" fo:keep-together="auto"/>
    </style:style>
    <style:style style:name="Table59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59.3" style:family="table-row">
      <style:table-row-properties fo:keep-together="auto"/>
    </style:style>
    <style:style style:name="Table59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60" style:family="table">
      <style:table-properties style:width="7.5in" fo:margin-top="0in" fo:margin-bottom="0in" table:align="center"/>
    </style:style>
    <style:style style:name="Table60.A" style:family="table-column">
      <style:table-column-properties style:column-width="4.366in"/>
    </style:style>
    <style:style style:name="Table60.B" style:family="table-column">
      <style:table-column-properties style:column-width="3.1333in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60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61" style:family="table">
      <style:table-properties style:width="4.3458in" fo:margin-left="0.0201in" fo:margin-top="0in" fo:margin-bottom="0in" table:align="left" style:writing-mode="lr-tb"/>
    </style:style>
    <style:style style:name="Table61.A" style:family="table-column">
      <style:table-column-properties style:column-width="4.3458in"/>
    </style:style>
    <style:style style:name="Table61.1" style:family="table-row">
      <style:table-row-properties style:min-row-height="0.4563in" fo:keep-together="auto"/>
    </style:style>
    <style:style style:name="Table6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61.2" style:family="table-row">
      <style:table-row-properties style:min-row-height="5.7299in" fo:keep-together="auto"/>
    </style:style>
    <style:style style:name="Table6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62" style:family="table">
      <style:table-properties style:width="2.6056in" fo:margin-left="0in" fo:margin-top="0in" fo:margin-bottom="0in" table:align="left" style:writing-mode="lr-tb"/>
    </style:style>
    <style:style style:name="Table62.A" style:family="table-column">
      <style:table-column-properties style:column-width="1.3021in"/>
    </style:style>
    <style:style style:name="Table62.B" style:family="table-column">
      <style:table-column-properties style:column-width="1.3028in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.075in" fo:padding-right="0.075in" fo:padding-top="0.3in" fo:padding-bottom="0in" fo:border="none"/>
    </style:style>
    <style:style style:name="Table62.A2" style:family="table-cell">
      <style:table-cell-properties fo:padding-left="0.075in" fo:padding-right="0.075in" fo:padding-top="0in" fo:padding-bottom="0in" fo:border="none"/>
    </style:style>
    <style:style style:name="Table62.3" style:family="table-row">
      <style:table-row-properties style:min-row-height="0.2813in" fo:keep-together="auto"/>
    </style:style>
    <style:style style:name="Table62.A3" style:family="table-cell">
      <style:table-cell-properties fo:padding-left="0.075in" fo:padding-right="0.075in" fo:padding-top="0.2in" fo:padding-bottom="0in" fo:border="none"/>
    </style:style>
    <style:style style:name="Table62.A4" style:family="table-cell">
      <style:table-cell-properties fo:padding-left="0.075in" fo:padding-right="0.075in" fo:padding-top="0in" fo:padding-bottom="0.2in" fo:border="none"/>
    </style:style>
    <style:style style:name="Table63" style:family="table">
      <style:table-properties style:width="3.1063in" fo:margin-left="0in" fo:margin-top="0in" fo:margin-bottom="0in" table:align="left" style:writing-mode="lr-tb"/>
    </style:style>
    <style:style style:name="Table63.A" style:family="table-column">
      <style:table-column-properties style:column-width="3.1063in"/>
    </style:style>
    <style:style style:name="Table63.1" style:family="table-row">
      <style:table-row-properties style:min-row-height="2.6799in" fo:keep-together="auto"/>
    </style:style>
    <style:style style:name="Table6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63.2" style:family="table-row">
      <style:table-row-properties style:min-row-height="2.4in" fo:keep-together="auto"/>
    </style:style>
    <style:style style:name="Table6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63.3" style:family="table-row">
      <style:table-row-properties fo:keep-together="auto"/>
    </style:style>
    <style:style style:name="Table6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64" style:family="table">
      <style:table-properties style:width="7.5in" fo:margin-top="0in" fo:margin-bottom="0in" table:align="center"/>
    </style:style>
    <style:style style:name="Table64.A" style:family="table-column">
      <style:table-column-properties style:column-width="4.366in"/>
    </style:style>
    <style:style style:name="Table64.B" style:family="table-column">
      <style:table-column-properties style:column-width="3.1333in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6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65" style:family="table">
      <style:table-properties style:width="4.3458in" fo:margin-left="0.0201in" fo:margin-top="0in" fo:margin-bottom="0in" table:align="left" style:writing-mode="lr-tb"/>
    </style:style>
    <style:style style:name="Table65.A" style:family="table-column">
      <style:table-column-properties style:column-width="4.3458in"/>
    </style:style>
    <style:style style:name="Table65.1" style:family="table-row">
      <style:table-row-properties style:min-row-height="0.4563in" fo:keep-together="auto"/>
    </style:style>
    <style:style style:name="Table65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65.2" style:family="table-row">
      <style:table-row-properties style:min-row-height="5.7299in" fo:keep-together="auto"/>
    </style:style>
    <style:style style:name="Table65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66" style:family="table">
      <style:table-properties style:width="2.6056in" fo:margin-left="0in" fo:margin-top="0in" fo:margin-bottom="0in" table:align="left" style:writing-mode="lr-tb"/>
    </style:style>
    <style:style style:name="Table66.A" style:family="table-column">
      <style:table-column-properties style:column-width="1.3021in"/>
    </style:style>
    <style:style style:name="Table66.B" style:family="table-column">
      <style:table-column-properties style:column-width="1.3028in"/>
    </style:style>
    <style:style style:name="Table66.1" style:family="table-row">
      <style:table-row-properties fo:keep-together="auto"/>
    </style:style>
    <style:style style:name="Table66.A1" style:family="table-cell">
      <style:table-cell-properties fo:padding-left="0.075in" fo:padding-right="0.075in" fo:padding-top="0.3in" fo:padding-bottom="0in" fo:border="none"/>
    </style:style>
    <style:style style:name="Table66.A2" style:family="table-cell">
      <style:table-cell-properties fo:padding-left="0.075in" fo:padding-right="0.075in" fo:padding-top="0in" fo:padding-bottom="0in" fo:border="none"/>
    </style:style>
    <style:style style:name="Table66.3" style:family="table-row">
      <style:table-row-properties style:min-row-height="0.2813in" fo:keep-together="auto"/>
    </style:style>
    <style:style style:name="Table66.A3" style:family="table-cell">
      <style:table-cell-properties fo:padding-left="0.075in" fo:padding-right="0.075in" fo:padding-top="0.2in" fo:padding-bottom="0in" fo:border="none"/>
    </style:style>
    <style:style style:name="Table66.A4" style:family="table-cell">
      <style:table-cell-properties fo:padding-left="0.075in" fo:padding-right="0.075in" fo:padding-top="0in" fo:padding-bottom="0.2in" fo:border="none"/>
    </style:style>
    <style:style style:name="Table67" style:family="table">
      <style:table-properties style:width="3.1063in" fo:margin-left="0in" fo:margin-top="0in" fo:margin-bottom="0in" table:align="left" style:writing-mode="lr-tb"/>
    </style:style>
    <style:style style:name="Table67.A" style:family="table-column">
      <style:table-column-properties style:column-width="3.1063in"/>
    </style:style>
    <style:style style:name="Table67.1" style:family="table-row">
      <style:table-row-properties style:min-row-height="2.6799in" fo:keep-together="auto"/>
    </style:style>
    <style:style style:name="Table67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67.2" style:family="table-row">
      <style:table-row-properties style:min-row-height="2.4in" fo:keep-together="auto"/>
    </style:style>
    <style:style style:name="Table67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67.3" style:family="table-row">
      <style:table-row-properties fo:keep-together="auto"/>
    </style:style>
    <style:style style:name="Table67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68" style:family="table">
      <style:table-properties style:width="7.5in" fo:margin-top="0in" fo:margin-bottom="0in" table:align="center"/>
    </style:style>
    <style:style style:name="Table68.A" style:family="table-column">
      <style:table-column-properties style:column-width="4.366in"/>
    </style:style>
    <style:style style:name="Table68.B" style:family="table-column">
      <style:table-column-properties style:column-width="3.1333in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68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Table69" style:family="table">
      <style:table-properties style:width="4.3458in" fo:margin-left="0.0201in" fo:margin-top="0in" fo:margin-bottom="0in" table:align="left" style:writing-mode="lr-tb"/>
    </style:style>
    <style:style style:name="Table69.A" style:family="table-column">
      <style:table-column-properties style:column-width="4.3458in"/>
    </style:style>
    <style:style style:name="Table69.1" style:family="table-row">
      <style:table-row-properties style:min-row-height="0.4563in" fo:keep-together="auto"/>
    </style:style>
    <style:style style:name="Table69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69.2" style:family="table-row">
      <style:table-row-properties style:min-row-height="5.7299in" fo:keep-together="auto"/>
    </style:style>
    <style:style style:name="Table69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70" style:family="table">
      <style:table-properties style:width="2.6056in" fo:margin-left="0in" fo:margin-top="0in" fo:margin-bottom="0in" table:align="left" style:writing-mode="lr-tb"/>
    </style:style>
    <style:style style:name="Table70.A" style:family="table-column">
      <style:table-column-properties style:column-width="1.3021in"/>
    </style:style>
    <style:style style:name="Table70.B" style:family="table-column">
      <style:table-column-properties style:column-width="1.3028in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.075in" fo:padding-right="0.075in" fo:padding-top="0.3in" fo:padding-bottom="0in" fo:border="none"/>
    </style:style>
    <style:style style:name="Table70.A2" style:family="table-cell">
      <style:table-cell-properties fo:padding-left="0.075in" fo:padding-right="0.075in" fo:padding-top="0in" fo:padding-bottom="0in" fo:border="none"/>
    </style:style>
    <style:style style:name="Table70.3" style:family="table-row">
      <style:table-row-properties style:min-row-height="0.2813in" fo:keep-together="auto"/>
    </style:style>
    <style:style style:name="Table70.A3" style:family="table-cell">
      <style:table-cell-properties fo:padding-left="0.075in" fo:padding-right="0.075in" fo:padding-top="0.2in" fo:padding-bottom="0in" fo:border="none"/>
    </style:style>
    <style:style style:name="Table70.A4" style:family="table-cell">
      <style:table-cell-properties fo:padding-left="0.075in" fo:padding-right="0.075in" fo:padding-top="0in" fo:padding-bottom="0.2in" fo:border="none"/>
    </style:style>
    <style:style style:name="Table71" style:family="table">
      <style:table-properties style:width="3.1063in" fo:margin-left="0in" fo:margin-top="0in" fo:margin-bottom="0in" table:align="left" style:writing-mode="lr-tb"/>
    </style:style>
    <style:style style:name="Table71.A" style:family="table-column">
      <style:table-column-properties style:column-width="3.1063in"/>
    </style:style>
    <style:style style:name="Table71.1" style:family="table-row">
      <style:table-row-properties style:min-row-height="2.6799in" fo:keep-together="auto"/>
    </style:style>
    <style:style style:name="Table71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71.2" style:family="table-row">
      <style:table-row-properties style:min-row-height="2.4in" fo:keep-together="auto"/>
    </style:style>
    <style:style style:name="Table71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71.3" style:family="table-row">
      <style:table-row-properties fo:keep-together="auto"/>
    </style:style>
    <style:style style:name="Table71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72" style:family="table">
      <style:table-properties style:width="7.5in" fo:margin-top="0in" fo:margin-bottom="0in" table:align="center"/>
    </style:style>
    <style:style style:name="Table72.A" style:family="table-column">
      <style:table-column-properties style:column-width="4.366in"/>
    </style:style>
    <style:style style:name="Table72.B" style:family="table-column">
      <style:table-column-properties style:column-width="3.1333in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72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0417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1in" fo:margin-right="0in" fo:margin-top="0in" fo:margin-bottom="0.0417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>
      <style:paragraph-properties fo:margin-left="1in" fo:margin-right="0in" fo:margin-top="0in" fo:margin-bottom="0.0417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  <style:text-properties fo:color="#000000"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</style:style>
    <style:style style:name="P19" style:family="paragraph" style:parent-style-name="Standard">
      <style:paragraph-properties fo:margin-top="0in" fo:margin-bottom="0in" loext:contextual-spacing="false" fo:line-height="100%"/>
    </style:style>
    <style:style style:name="P20" style:family="paragraph" style:parent-style-name="Heading_20_2">
      <style:paragraph-properties fo:line-height="100%"/>
    </style:style>
    <style:style style:name="P21" style:family="paragraph" style:parent-style-name="Heading_20_3">
      <style:paragraph-properties fo:text-align="justify" style:justify-single-word="false"/>
    </style:style>
    <style:style style:name="P22" style:family="paragraph" style:parent-style-name="Heading_20_3">
      <style:paragraph-properties fo:line-height="100%"/>
    </style:style>
    <style:style style:name="P23" style:family="paragraph" style:parent-style-name="Heading_20_3" style:list-style-name="WWNum5">
      <style:paragraph-properties fo:margin-left="0.5in" fo:margin-right="0in" fo:line-height="100%" fo:text-align="start" style:justify-single-word="false" fo:text-indent="-0.25in" style:auto-text-indent="false"/>
    </style:style>
    <style:style style:name="P24" style:family="paragraph" style:parent-style-name="Heading_20_3" style:list-style-name="WWNum4">
      <style:paragraph-properties fo:margin-left="0.5in" fo:margin-right="0in" fo:line-height="100%" fo:text-align="start" style:justify-single-word="false" fo:text-indent="-0.25in" style:auto-text-indent="false"/>
    </style:style>
    <style:style style:name="P25" style:family="paragraph" style:parent-style-name="Heading_20_3" style:list-style-name="WWNum5">
      <style:paragraph-properties fo:margin-left="0.5in" fo:margin-right="0in" fo:text-align="start" style:justify-single-word="false" fo:text-indent="-0.25in" style:auto-text-indent="false"/>
      <style:text-properties fo:font-weight="bold" style:font-weight-asian="bold"/>
    </style:style>
    <style:style style:name="P26" style:family="paragraph" style:parent-style-name="Heading_20_3" style:list-style-name="WWNum4">
      <style:paragraph-properties fo:margin-left="0.5in" fo:margin-right="0in" fo:text-align="start" style:justify-single-word="false" fo:text-indent="-0.25in" style:auto-text-indent="false"/>
      <style:text-properties fo:font-weight="bold" style:font-weight-asian="bold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21">Date: 5.11.2020</text:p>
                </table:table-cell>
              </table:table-row>
              <table:table-row table:style-name="Table1.2">
                <table:table-cell table:style-name="Table1.A2" office:value-type="string">
                  <text:p text:style-name="Heading_20_2">Spoon Count</text:p>
                  <text:p text:style-name="Heading_20_3">No spoon loss, potential spoon gain </text:p>
                  <text:list xml:id="list3994887688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7">Gene + Wife</text:p>
                    </text:list-item>
                    <text:list-item>
                      <text:p text:style-name="P11">Scissors</text:p>
                    </text:list-item>
                  </text:list>
                  <text:p text:style-name="Heading_20_3">Highest spoon usage</text:p>
                  <text:list xml:id="list1290257224" text:style-name="WWNum3">
                    <text:list-item>
                      <text:p text:style-name="P8"><text:s/>Kazh “cleaning” and throwing out our things</text:p>
                    </text:list-item>
                    <text:list-item>
                      <text:p text:style-name="P8">Not going to hardware store</text:p>
                    </text:list-item>
                    <text:list-item>
                      <text:p text:style-name="P8">Dishes</text:p>
                    </text:list-item>
                    <text:list-item>
                      <text:p text:style-name="P12">Landslide</text:p>
                    </text:list-item>
                  </text:list>
                  <text:p text:style-name="Heading_20_3">Balanced Activities (loss and gain in same activity)</text:p>
                  <text:p text:style-name="P1">~ Target and Groceries</text:p>
                  <text:p text:style-name="P1">~ The whole place is feeling more homey, yard is more picked up.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3133669822" text:style-name="WWNum1">
                    <text:list-item>
                      <text:p text:style-name="P14">Laffy Taffy (undetermined flavor) </text:p>
                      <text:list>
                        <text:list-item>
                          <text:p text:style-name="P15">groggy, loving, wanting to continue improving life, but kinda sleepy </text:p>
                        </text:list-item>
                      </text:list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1750440834" text:continue-numbering="true" text:style-name="WWNum1">
                    <text:list-item>
                      <text:p text:style-name="P14">Old Style Taffy</text:p>
                      <text:list>
                        <text:list-item>
                          <text:p text:style-name="P15">No patience for distraction. Blindly following internal plan, swaying from tasks causes distress.</text:p>
                        </text:list-item>
                      </text:list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309187270" text:continue-numbering="true" text:style-name="WWNum1">
                    <text:list-item>
                      <text:p text:style-name="P14">Salt Water</text:p>
                      <text:list>
                        <text:list-item>
                          <text:p text:style-name="P15">Cleaning yard</text:p>
                        </text:list-item>
                      </text:list>
                    </text:list-item>
                    <text:list-item>
                      <text:p text:style-name="P14">Astro/Judge Taffy</text:p>
                      <text:list>
                        <text:list-item>
                          <text:p text:style-name="P15">Creating and enjoying company</text:p>
                        </text:list-item>
                        <text:list-item>
                          <text:p text:style-name="P15">Depth and Progress</text:p>
                        </text:list-item>
                        <text:list-item>
                          <text:p text:style-name="P15">Mellow</text:p>
                        </text:list-item>
                      </text:list>
                    </text:list-item>
                  </text:list>
                  <text:p text:style-name="P16"/>
                  <text:p text:style-name="Heading_20_3">Outliers </text:p>
                  <text:p text:style-name="Standard">Any unusual or standout changes or developments?</text:p>
                  <text:list xml:id="list11600506345250" text:continue-numbering="true" text:style-name="WWNum1">
                    <text:list-item>
                      <text:p text:style-name="P14">Anger - Abandonment post shirking</text:p>
                      <text:list>
                        <text:list-item>
                          <text:p text:style-name="P15">Didnt go to hardware store</text:p>
                        </text:list-item>
                        <text:list-item>
                          <text:p text:style-name="P15">David leaving</text:p>
                        </text:list-item>
                        <text:list-item>
                          <text:p text:style-name="P15">Domo came instead</text:p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.B1" office:value-type="string"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0">Focus</text:p>
                  <text:p text:style-name="P22">What activities or projects did you focus on today?</text:p>
                  <text:list xml:id="list241247152" text:style-name="WWNum5">
                    <text:list-item>
                      <text:p text:style-name="P23"><text:span text:style-name="T2">Yard</text:span></text:p>
                    </text:list-item>
                    <text:list-item>
                      <text:p text:style-name="P9">Kitchen</text:p>
                    </text:list-item>
                    <text:list-item>
                      <text:p text:style-name="P9">Acquiescing</text:p>
                    </text:list-item>
                    <text:list-item>
                      <text:p text:style-name="P9">Closets</text:p>
                    </text:list-item>
                  </text:list>
                </table:table-cell>
              </table:table-row>
              <table:table-row table:style-name="Table3.2">
                <table:table-cell table:style-name="Table3.A2" office:value-type="string">
                  <text:p text:style-name="P4"/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2.1">
                      <table:table-cell table:style-name="Table2.A1" office:value-type="string">
                        <text:p text:style-name="Heading_20_3">Highlight of the day:</text:p>
                      </table:table-cell>
                      <table:table-cell table:style-name="Table2.A1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2" office:value-type="string">
                        <text:p text:style-name="Standard">Feeling like Home, like the space I inhabit is a space to be in.</text:p>
                      </table:table-cell>
                      <table:table-cell table:style-name="Table2.A2" office:value-type="string">
                        <text:p text:style-name="Standard"/>
                      </table:table-cell>
                    </table:table-row>
                    <table:table-row table:style-name="Table2.3">
                      <table:table-cell table:style-name="Table2.A3" office:value-type="string">
                        <text:p text:style-name="Heading_20_3"/>
                      </table:table-cell>
                      <table:table-cell table:style-name="Table2.A3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4" office:value-type="string">
                        <text:p text:style-name="Standard"/>
                      </table:table-cell>
                      <table:table-cell table:style-name="Table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.3">
                <table:table-cell table:style-name="Table3.A3" office:value-type="string">
                  <text:p text:style-name="P20">Completed Tasks</text:p>
                  <text:p text:style-name="P22">What did you finish today?</text:p>
                  <text:list xml:id="list3452114379" text:style-name="WWNum4">
                    <text:list-item>
                      <text:p text:style-name="P24"><text:span text:style-name="T2">Target</text:span></text:p>
                    </text:list-item>
                    <text:list-item>
                      <text:p text:style-name="P10">Groceries</text:p>
                    </text:list-item>
                    <text:list-item>
                      <text:p text:style-name="P10">Kitchen</text:p>
                    </text:list-item>
                    <text:list-item>
                      <text:p text:style-name="P10">Jar pantry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<text:bookmark text:name="3z3517ph7g1h"/>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21">Date: 5.12.2020</text:p>
                </table:table-cell>
              </table:table-row>
              <table:table-row table:style-name="Table5.2">
                <table:table-cell table:style-name="Table5.A2" office:value-type="string">
                  <text:p text:style-name="Heading_20_2">Spoon Count</text:p>
                  <text:p text:style-name="Heading_20_3">No spoon loss, potential spoon gain </text:p>
                  <text:list xml:id="list11600534706625" text:continue-list="list3994887688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1821430738" text:continue-list="list1290257224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231602090" text:continue-list="list11600506345250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931169322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885816552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011833906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8.B1" office:value-type="string">
            <text:p text:style-name="P18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Heading_20_2">Focus</text:p>
                  <text:p text:style-name="Heading_20_3">What activities or projects did you focus on today?</text:p>
                  <text:list xml:id="list11602107115356" text:continue-list="list241247152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7.2">
                <table:table-cell table:style-name="Table7.A2" office:value-type="string">
                  <text:p text:style-name="P18"/>
                  <table:table table:name="Table6" table:style-name="Table6">
                    <table:table-column table:style-name="Table6.A"/>
                    <table:table-column table:style-name="Table6.B"/>
                    <table:table-row table:style-name="Table6.1">
                      <table:table-cell table:style-name="Table6.A1" office:value-type="string">
                        <text:p text:style-name="Heading_20_3">Highlight of the day:</text:p>
                      </table:table-cell>
                      <table:table-cell table:style-name="Table6.A1" office:value-type="string">
                        <text:p text:style-name="Heading_20_3"/>
                      </table:table-cell>
                    </table:table-row>
                    <table:table-row table:style-name="Table6.1">
                      <table:table-cell table:style-name="Table6.A2" office:value-type="string">
                        <text:p text:style-name="Standard"/>
                      </table:table-cell>
                      <table:table-cell table:style-name="Table6.A2" office:value-type="string">
                        <text:p text:style-name="Standard"/>
                      </table:table-cell>
                    </table:table-row>
                    <table:table-row table:style-name="Table6.3">
                      <table:table-cell table:style-name="Table6.A3" office:value-type="string">
                        <text:p text:style-name="Heading_20_3"/>
                      </table:table-cell>
                      <table:table-cell table:style-name="Table6.A3" office:value-type="string">
                        <text:p text:style-name="Heading_20_3"/>
                      </table:table-cell>
                    </table:table-row>
                    <table:table-row table:style-name="Table6.1">
                      <table:table-cell table:style-name="Table6.A4" office:value-type="string">
                        <text:p text:style-name="Standard"/>
                      </table:table-cell>
                      <table:table-cell table:style-name="Table6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7.3">
                <table:table-cell table:style-name="Table7.A3" office:value-type="string">
                  <text:p text:style-name="Heading_20_2">Completed Tasks</text:p>
                  <text:p text:style-name="Heading_20_3">What did you finish today?</text:p>
                  <text:list xml:id="list11600981956266" text:continue-list="list3452114379" text:style-name="WWNum4">
                    <text:list-item>
                      <text:p text:style-name="P26"><text:bookmark text:name="_eiys25mjowhm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21">Date: 5.13.2020</text:p>
                </table:table-cell>
              </table:table-row>
              <table:table-row table:style-name="Table9.2">
                <table:table-cell table:style-name="Table9.A2" office:value-type="string">
                  <text:p text:style-name="Heading_20_2">Spoon Count</text:p>
                  <text:p text:style-name="Heading_20_3">No spoon loss, potential spoon gain </text:p>
                  <text:list xml:id="list11600994592199" text:continue-list="list11600534706625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352836548" text:continue-list="list11601821430738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1417055833" text:continue-list="list11601011833906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1195676621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483404888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461951791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12.B1" office:value-type="string">
            <text:p text:style-name="P18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Heading_20_2">Focus</text:p>
                  <text:p text:style-name="Heading_20_3">What activities or projects did you focus on today?</text:p>
                  <text:list xml:id="list11600919099330" text:continue-list="list11602107115356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11.2">
                <table:table-cell table:style-name="Table11.A2" office:value-type="string">
                  <text:p text:style-name="P18"/>
                  <table:table table:name="Table10" table:style-name="Table10">
                    <table:table-column table:style-name="Table10.A"/>
                    <table:table-column table:style-name="Table10.B"/>
                    <table:table-row table:style-name="Table10.1">
                      <table:table-cell table:style-name="Table10.A1" office:value-type="string">
                        <text:p text:style-name="Heading_20_3">Highlight of the day:</text:p>
                      </table:table-cell>
                      <table:table-cell table:style-name="Table10.A1" office:value-type="string">
                        <text:p text:style-name="Heading_20_3"/>
                      </table:table-cell>
                    </table:table-row>
                    <table:table-row table:style-name="Table10.1">
                      <table:table-cell table:style-name="Table10.A2" office:value-type="string">
                        <text:p text:style-name="Standard"/>
                      </table:table-cell>
                      <table:table-cell table:style-name="Table10.A2" office:value-type="string">
                        <text:p text:style-name="Standard"/>
                      </table:table-cell>
                    </table:table-row>
                    <table:table-row table:style-name="Table10.3">
                      <table:table-cell table:style-name="Table10.A3" office:value-type="string">
                        <text:p text:style-name="Heading_20_3"/>
                      </table:table-cell>
                      <table:table-cell table:style-name="Table10.A3" office:value-type="string">
                        <text:p text:style-name="Heading_20_3"/>
                      </table:table-cell>
                    </table:table-row>
                    <table:table-row table:style-name="Table10.1">
                      <table:table-cell table:style-name="Table10.A4" office:value-type="string">
                        <text:p text:style-name="Standard"/>
                      </table:table-cell>
                      <table:table-cell table:style-name="Table10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11.3">
                <table:table-cell table:style-name="Table11.A3" office:value-type="string">
                  <text:p text:style-name="Heading_20_2">Completed Tasks</text:p>
                  <text:p text:style-name="Heading_20_3">What did you finish today?</text:p>
                  <text:list xml:id="list11601613486095" text:continue-list="list11600981956266" text:style-name="WWNum4">
                    <text:list-item>
                      <text:p text:style-name="P26"><text:bookmark text:name="_35kgvje20qio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7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21">Date: 5.14.2020</text:p>
                </table:table-cell>
              </table:table-row>
              <table:table-row table:style-name="Table13.2">
                <table:table-cell table:style-name="Table13.A2" office:value-type="string">
                  <text:p text:style-name="Heading_20_2">Spoon Count</text:p>
                  <text:p text:style-name="Heading_20_3">No spoon loss, potential spoon gain </text:p>
                  <text:list xml:id="list11602114377911" text:continue-list="list11600994592199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1100176561" text:continue-list="list11600352836548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2208146634" text:continue-list="list11601461951791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176427098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833409588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952850253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16.B1" office:value-type="string">
            <text:p text:style-name="P18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Heading_20_2">Focus</text:p>
                  <text:p text:style-name="Heading_20_3">What activities or projects did you focus on today?</text:p>
                  <text:list xml:id="list11600275007516" text:continue-list="list11600919099330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15.2">
                <table:table-cell table:style-name="Table15.A2" office:value-type="string">
                  <text:p text:style-name="P18"/>
                  <table:table table:name="Table14" table:style-name="Table14">
                    <table:table-column table:style-name="Table14.A"/>
                    <table:table-column table:style-name="Table14.B"/>
                    <table:table-row table:style-name="Table14.1">
                      <table:table-cell table:style-name="Table14.A1" office:value-type="string">
                        <text:p text:style-name="Heading_20_3">Highlight of the day:</text:p>
                      </table:table-cell>
                      <table:table-cell table:style-name="Table14.A1" office:value-type="string">
                        <text:p text:style-name="Heading_20_3"/>
                      </table:table-cell>
                    </table:table-row>
                    <table:table-row table:style-name="Table14.1">
                      <table:table-cell table:style-name="Table14.A2" office:value-type="string">
                        <text:p text:style-name="Standard"/>
                      </table:table-cell>
                      <table:table-cell table:style-name="Table14.A2" office:value-type="string">
                        <text:p text:style-name="Standard"/>
                      </table:table-cell>
                    </table:table-row>
                    <table:table-row table:style-name="Table14.3">
                      <table:table-cell table:style-name="Table14.A3" office:value-type="string">
                        <text:p text:style-name="Heading_20_3"/>
                      </table:table-cell>
                      <table:table-cell table:style-name="Table14.A3" office:value-type="string">
                        <text:p text:style-name="Heading_20_3"/>
                      </table:table-cell>
                    </table:table-row>
                    <table:table-row table:style-name="Table14.1">
                      <table:table-cell table:style-name="Table14.A4" office:value-type="string">
                        <text:p text:style-name="Standard"/>
                      </table:table-cell>
                      <table:table-cell table:style-name="Table14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15.3">
                <table:table-cell table:style-name="Table15.A3" office:value-type="string">
                  <text:p text:style-name="Heading_20_2">Completed Tasks</text:p>
                  <text:p text:style-name="Heading_20_3">What did you finish today?</text:p>
                  <text:list xml:id="list11602047990812" text:continue-list="list11601613486095" text:style-name="WWNum4">
                    <text:list-item>
                      <text:p text:style-name="P26"><text:bookmark text:name="_s0wt06an1c0m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7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21">Date: 5.15.2020</text:p>
                </table:table-cell>
              </table:table-row>
              <table:table-row table:style-name="Table17.2">
                <table:table-cell table:style-name="Table17.A2" office:value-type="string">
                  <text:p text:style-name="Heading_20_2">Spoon Count</text:p>
                  <text:p text:style-name="Heading_20_3">No spoon loss, potential spoon gain </text:p>
                  <text:list xml:id="list11600347338305" text:continue-list="list11602114377911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629229055" text:continue-list="list11601100176561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436657601" text:continue-list="list11601952850253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192397694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717408899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240010003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20.B1" office:value-type="string">
            <text:p text:style-name="P18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Heading_20_2">Focus</text:p>
                  <text:p text:style-name="Heading_20_3">What activities or projects did you focus on today?</text:p>
                  <text:list xml:id="list11600552849544" text:continue-list="list11600275007516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19.2">
                <table:table-cell table:style-name="Table19.A2" office:value-type="string">
                  <text:p text:style-name="P18"/>
                  <table:table table:name="Table18" table:style-name="Table18">
                    <table:table-column table:style-name="Table18.A"/>
                    <table:table-column table:style-name="Table18.B"/>
                    <table:table-row table:style-name="Table18.1">
                      <table:table-cell table:style-name="Table18.A1" office:value-type="string">
                        <text:p text:style-name="Heading_20_3">Highlight of the day:</text:p>
                      </table:table-cell>
                      <table:table-cell table:style-name="Table18.A1" office:value-type="string">
                        <text:p text:style-name="Heading_20_3"/>
                      </table:table-cell>
                    </table:table-row>
                    <table:table-row table:style-name="Table18.1">
                      <table:table-cell table:style-name="Table18.A2" office:value-type="string">
                        <text:p text:style-name="Standard"/>
                      </table:table-cell>
                      <table:table-cell table:style-name="Table18.A2" office:value-type="string">
                        <text:p text:style-name="Standard"/>
                      </table:table-cell>
                    </table:table-row>
                    <table:table-row table:style-name="Table18.3">
                      <table:table-cell table:style-name="Table18.A3" office:value-type="string">
                        <text:p text:style-name="Heading_20_3"/>
                      </table:table-cell>
                      <table:table-cell table:style-name="Table18.A3" office:value-type="string">
                        <text:p text:style-name="Heading_20_3"/>
                      </table:table-cell>
                    </table:table-row>
                    <table:table-row table:style-name="Table18.1">
                      <table:table-cell table:style-name="Table18.A4" office:value-type="string">
                        <text:p text:style-name="Standard"/>
                      </table:table-cell>
                      <table:table-cell table:style-name="Table18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19.3">
                <table:table-cell table:style-name="Table19.A3" office:value-type="string">
                  <text:p text:style-name="Heading_20_2">Completed Tasks</text:p>
                  <text:p text:style-name="Heading_20_3">What did you finish today?</text:p>
                  <text:list xml:id="list11600551462085" text:continue-list="list11602047990812" text:style-name="WWNum4">
                    <text:list-item>
                      <text:p text:style-name="P26"><text:bookmark text:name="_qkmvqpmi3yp3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7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21">Date: 5.16.2020</text:p>
                </table:table-cell>
              </table:table-row>
              <table:table-row table:style-name="Table21.2">
                <table:table-cell table:style-name="Table21.A2" office:value-type="string">
                  <text:p text:style-name="Heading_20_2">Spoon Count</text:p>
                  <text:p text:style-name="Heading_20_3">No spoon loss, potential spoon gain </text:p>
                  <text:list xml:id="list11600572142467" text:continue-list="list11600347338305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2049129260" text:continue-list="list11600629229055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141229984" text:continue-list="list11601240010003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781590950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257566625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854050995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24.B1" office:value-type="string">
            <text:p text:style-name="P18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Heading_20_2">Focus</text:p>
                  <text:p text:style-name="Heading_20_3">What activities or projects did you focus on today?</text:p>
                  <text:list xml:id="list11601338080221" text:continue-list="list11600552849544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23.2">
                <table:table-cell table:style-name="Table23.A2" office:value-type="string">
                  <text:p text:style-name="P18"/>
                  <table:table table:name="Table22" table:style-name="Table22">
                    <table:table-column table:style-name="Table22.A"/>
                    <table:table-column table:style-name="Table22.B"/>
                    <table:table-row table:style-name="Table22.1">
                      <table:table-cell table:style-name="Table22.A1" office:value-type="string">
                        <text:p text:style-name="Heading_20_3">Highlight of the day:</text:p>
                      </table:table-cell>
                      <table:table-cell table:style-name="Table22.A1" office:value-type="string">
                        <text:p text:style-name="Heading_20_3"/>
                      </table:table-cell>
                    </table:table-row>
                    <table:table-row table:style-name="Table22.1">
                      <table:table-cell table:style-name="Table22.A2" office:value-type="string">
                        <text:p text:style-name="Standard"/>
                      </table:table-cell>
                      <table:table-cell table:style-name="Table22.A2" office:value-type="string">
                        <text:p text:style-name="Standard"/>
                      </table:table-cell>
                    </table:table-row>
                    <table:table-row table:style-name="Table22.3">
                      <table:table-cell table:style-name="Table22.A3" office:value-type="string">
                        <text:p text:style-name="Heading_20_3"/>
                      </table:table-cell>
                      <table:table-cell table:style-name="Table22.A3" office:value-type="string">
                        <text:p text:style-name="Heading_20_3"/>
                      </table:table-cell>
                    </table:table-row>
                    <table:table-row table:style-name="Table22.1">
                      <table:table-cell table:style-name="Table22.A4" office:value-type="string">
                        <text:p text:style-name="Standard"/>
                      </table:table-cell>
                      <table:table-cell table:style-name="Table2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23.3">
                <table:table-cell table:style-name="Table23.A3" office:value-type="string">
                  <text:p text:style-name="Heading_20_2">Completed Tasks</text:p>
                  <text:p text:style-name="Heading_20_3">What did you finish today?</text:p>
                  <text:list xml:id="list11600426974249" text:continue-list="list11600551462085" text:style-name="WWNum4">
                    <text:list-item>
                      <text:p text:style-name="P26"><text:bookmark text:name="_i8mz7odgv1a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7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21">Date: 5.17.2020</text:p>
                </table:table-cell>
              </table:table-row>
              <table:table-row table:style-name="Table25.2">
                <table:table-cell table:style-name="Table25.A2" office:value-type="string">
                  <text:p text:style-name="Heading_20_2">Spoon Count</text:p>
                  <text:p text:style-name="Heading_20_3">No spoon loss, potential spoon gain </text:p>
                  <text:list xml:id="list11600542219534" text:continue-list="list11600572142467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520320917" text:continue-list="list11602049129260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166303333" text:continue-list="list11601854050995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327324049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722636085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933719405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28.B1" office:value-type="string">
            <text:p text:style-name="P18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Heading_20_2">Focus</text:p>
                  <text:p text:style-name="Heading_20_3">What activities or projects did you focus on today?</text:p>
                  <text:list xml:id="list11601048980727" text:continue-list="list11601338080221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27.2">
                <table:table-cell table:style-name="Table27.A2" office:value-type="string">
                  <text:p text:style-name="P18"/>
                  <table:table table:name="Table26" table:style-name="Table26">
                    <table:table-column table:style-name="Table26.A"/>
                    <table:table-column table:style-name="Table26.B"/>
                    <table:table-row table:style-name="Table26.1">
                      <table:table-cell table:style-name="Table26.A1" office:value-type="string">
                        <text:p text:style-name="Heading_20_3">Highlight of the day:</text:p>
                      </table:table-cell>
                      <table:table-cell table:style-name="Table26.A1" office:value-type="string">
                        <text:p text:style-name="Heading_20_3"/>
                      </table:table-cell>
                    </table:table-row>
                    <table:table-row table:style-name="Table26.1">
                      <table:table-cell table:style-name="Table26.A2" office:value-type="string">
                        <text:p text:style-name="Standard"/>
                      </table:table-cell>
                      <table:table-cell table:style-name="Table26.A2" office:value-type="string">
                        <text:p text:style-name="Standard"/>
                      </table:table-cell>
                    </table:table-row>
                    <table:table-row table:style-name="Table26.3">
                      <table:table-cell table:style-name="Table26.A3" office:value-type="string">
                        <text:p text:style-name="Heading_20_3"/>
                      </table:table-cell>
                      <table:table-cell table:style-name="Table26.A3" office:value-type="string">
                        <text:p text:style-name="Heading_20_3"/>
                      </table:table-cell>
                    </table:table-row>
                    <table:table-row table:style-name="Table26.1">
                      <table:table-cell table:style-name="Table26.A4" office:value-type="string">
                        <text:p text:style-name="Standard"/>
                      </table:table-cell>
                      <table:table-cell table:style-name="Table26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27.3">
                <table:table-cell table:style-name="Table27.A3" office:value-type="string">
                  <text:p text:style-name="Heading_20_2">Completed Tasks</text:p>
                  <text:p text:style-name="Heading_20_3">What did you finish today?</text:p>
                  <text:list xml:id="list11601807296459" text:continue-list="list11600426974249" text:style-name="WWNum4">
                    <text:list-item>
                      <text:p text:style-name="P26"><text:bookmark text:name="_9i4m6lblm59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7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21">Date: 5.18.2020</text:p>
                </table:table-cell>
              </table:table-row>
              <table:table-row table:style-name="Table29.2">
                <table:table-cell table:style-name="Table29.A2" office:value-type="string">
                  <text:p text:style-name="Heading_20_2">Spoon Count</text:p>
                  <text:p text:style-name="Heading_20_3">No spoon loss, potential spoon gain </text:p>
                  <text:list xml:id="list11600285537249" text:continue-list="list11600542219534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873312262" text:continue-list="list11600520320917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282652387" text:continue-list="list11601933719405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396506042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467253390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2073257965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32.B1" office:value-type="string">
            <text:p text:style-name="P18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Heading_20_2">Focus</text:p>
                  <text:p text:style-name="Heading_20_3">What activities or projects did you focus on today?</text:p>
                  <text:list xml:id="list11601484577340" text:continue-list="list11601048980727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31.2">
                <table:table-cell table:style-name="Table31.A2" office:value-type="string">
                  <text:p text:style-name="P18"/>
                  <table:table table:name="Table30" table:style-name="Table30">
                    <table:table-column table:style-name="Table30.A"/>
                    <table:table-column table:style-name="Table30.B"/>
                    <table:table-row table:style-name="Table30.1">
                      <table:table-cell table:style-name="Table30.A1" office:value-type="string">
                        <text:p text:style-name="Heading_20_3">Highlight of the day:</text:p>
                      </table:table-cell>
                      <table:table-cell table:style-name="Table30.A1" office:value-type="string">
                        <text:p text:style-name="Heading_20_3"/>
                      </table:table-cell>
                    </table:table-row>
                    <table:table-row table:style-name="Table30.1">
                      <table:table-cell table:style-name="Table30.A2" office:value-type="string">
                        <text:p text:style-name="Standard"/>
                      </table:table-cell>
                      <table:table-cell table:style-name="Table30.A2" office:value-type="string">
                        <text:p text:style-name="Standard"/>
                      </table:table-cell>
                    </table:table-row>
                    <table:table-row table:style-name="Table30.3">
                      <table:table-cell table:style-name="Table30.A3" office:value-type="string">
                        <text:p text:style-name="Heading_20_3"/>
                      </table:table-cell>
                      <table:table-cell table:style-name="Table30.A3" office:value-type="string">
                        <text:p text:style-name="Heading_20_3"/>
                      </table:table-cell>
                    </table:table-row>
                    <table:table-row table:style-name="Table30.1">
                      <table:table-cell table:style-name="Table30.A4" office:value-type="string">
                        <text:p text:style-name="Standard"/>
                      </table:table-cell>
                      <table:table-cell table:style-name="Table30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1.3">
                <table:table-cell table:style-name="Table31.A3" office:value-type="string">
                  <text:p text:style-name="Heading_20_2">Completed Tasks</text:p>
                  <text:p text:style-name="Heading_20_3">What did you finish today?</text:p>
                  <text:list xml:id="list11601607656814" text:continue-list="list11601807296459" text:style-name="WWNum4">
                    <text:list-item>
                      <text:p text:style-name="P26"><text:bookmark text:name="_euatftq22dht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7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21">Date: 5.19.2020</text:p>
                </table:table-cell>
              </table:table-row>
              <table:table-row table:style-name="Table33.2">
                <table:table-cell table:style-name="Table33.A2" office:value-type="string">
                  <text:p text:style-name="Heading_20_2">Spoon Count</text:p>
                  <text:p text:style-name="Heading_20_3">No spoon loss, potential spoon gain </text:p>
                  <text:list xml:id="list11601439185152" text:continue-list="list11600285537249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193186625" text:continue-list="list11600873312262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2197167787" text:continue-list="list11602073257965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761876981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187797715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587630647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36.B1" office:value-type="string">
            <text:p text:style-name="P18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Heading_20_2">Focus</text:p>
                  <text:p text:style-name="Heading_20_3">What activities or projects did you focus on today?</text:p>
                  <text:list xml:id="list11601291863440" text:continue-list="list11601484577340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35.2">
                <table:table-cell table:style-name="Table35.A2" office:value-type="string">
                  <text:p text:style-name="P18"/>
                  <table:table table:name="Table34" table:style-name="Table34">
                    <table:table-column table:style-name="Table34.A"/>
                    <table:table-column table:style-name="Table34.B"/>
                    <table:table-row table:style-name="Table34.1">
                      <table:table-cell table:style-name="Table34.A1" office:value-type="string">
                        <text:p text:style-name="Heading_20_3">Highlight of the day:</text:p>
                      </table:table-cell>
                      <table:table-cell table:style-name="Table34.A1" office:value-type="string">
                        <text:p text:style-name="Heading_20_3"/>
                      </table:table-cell>
                    </table:table-row>
                    <table:table-row table:style-name="Table34.1">
                      <table:table-cell table:style-name="Table34.A2" office:value-type="string">
                        <text:p text:style-name="Standard"/>
                      </table:table-cell>
                      <table:table-cell table:style-name="Table34.A2" office:value-type="string">
                        <text:p text:style-name="Standard"/>
                      </table:table-cell>
                    </table:table-row>
                    <table:table-row table:style-name="Table34.3">
                      <table:table-cell table:style-name="Table34.A3" office:value-type="string">
                        <text:p text:style-name="Heading_20_3"/>
                      </table:table-cell>
                      <table:table-cell table:style-name="Table34.A3" office:value-type="string">
                        <text:p text:style-name="Heading_20_3"/>
                      </table:table-cell>
                    </table:table-row>
                    <table:table-row table:style-name="Table34.1">
                      <table:table-cell table:style-name="Table34.A4" office:value-type="string">
                        <text:p text:style-name="Standard"/>
                      </table:table-cell>
                      <table:table-cell table:style-name="Table34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5.3">
                <table:table-cell table:style-name="Table35.A3" office:value-type="string">
                  <text:p text:style-name="Heading_20_2">Completed Tasks</text:p>
                  <text:p text:style-name="Heading_20_3">What did you finish today?</text:p>
                  <text:list xml:id="list11600614882456" text:continue-list="list11601607656814" text:style-name="WWNum4">
                    <text:list-item>
                      <text:p text:style-name="P26"><text:bookmark text:name="_7bxkzj2ojcjk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7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21">Date: 5.20.2020</text:p>
                </table:table-cell>
              </table:table-row>
              <table:table-row table:style-name="Table37.2">
                <table:table-cell table:style-name="Table37.A2" office:value-type="string">
                  <text:p text:style-name="Heading_20_2">Spoon Count</text:p>
                  <text:p text:style-name="Heading_20_3">No spoon loss, potential spoon gain </text:p>
                  <text:list xml:id="list11601073880347" text:continue-list="list11601439185152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1119114987" text:continue-list="list11600193186625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757294235" text:continue-list="list11601587630647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2014062078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221249174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0146093944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0.B1" office:value-type="string">
            <text:p text:style-name="P18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Heading_20_2">Focus</text:p>
                  <text:p text:style-name="Heading_20_3">What activities or projects did you focus on today?</text:p>
                  <text:list xml:id="list11601150674395" text:continue-list="list11601291863440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39.2">
                <table:table-cell table:style-name="Table39.A2" office:value-type="string">
                  <text:p text:style-name="P18"/>
                  <table:table table:name="Table38" table:style-name="Table38">
                    <table:table-column table:style-name="Table38.A"/>
                    <table:table-column table:style-name="Table38.B"/>
                    <table:table-row table:style-name="Table38.1">
                      <table:table-cell table:style-name="Table38.A1" office:value-type="string">
                        <text:p text:style-name="Heading_20_3">Highlight of the day:</text:p>
                      </table:table-cell>
                      <table:table-cell table:style-name="Table38.A1" office:value-type="string">
                        <text:p text:style-name="Heading_20_3"/>
                      </table:table-cell>
                    </table:table-row>
                    <table:table-row table:style-name="Table38.1">
                      <table:table-cell table:style-name="Table38.A2" office:value-type="string">
                        <text:p text:style-name="Standard"/>
                      </table:table-cell>
                      <table:table-cell table:style-name="Table38.A2" office:value-type="string">
                        <text:p text:style-name="Standard"/>
                      </table:table-cell>
                    </table:table-row>
                    <table:table-row table:style-name="Table38.3">
                      <table:table-cell table:style-name="Table38.A3" office:value-type="string">
                        <text:p text:style-name="Heading_20_3"/>
                      </table:table-cell>
                      <table:table-cell table:style-name="Table38.A3" office:value-type="string">
                        <text:p text:style-name="Heading_20_3"/>
                      </table:table-cell>
                    </table:table-row>
                    <table:table-row table:style-name="Table38.1">
                      <table:table-cell table:style-name="Table38.A4" office:value-type="string">
                        <text:p text:style-name="Standard"/>
                      </table:table-cell>
                      <table:table-cell table:style-name="Table38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9.3">
                <table:table-cell table:style-name="Table39.A3" office:value-type="string">
                  <text:p text:style-name="Heading_20_2">Completed Tasks</text:p>
                  <text:p text:style-name="Heading_20_3">What did you finish today?</text:p>
                  <text:list xml:id="list11601531139714" text:continue-list="list11600614882456" text:style-name="WWNum4">
                    <text:list-item>
                      <text:p text:style-name="P26"><text:bookmark text:name="_frtqwtybbkmh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7"/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21">Date: 5.21.2020</text:p>
                </table:table-cell>
              </table:table-row>
              <table:table-row table:style-name="Table41.2">
                <table:table-cell table:style-name="Table41.A2" office:value-type="string">
                  <text:p text:style-name="Heading_20_2">Spoon Count</text:p>
                  <text:p text:style-name="Heading_20_3">No spoon loss, potential spoon gain </text:p>
                  <text:list xml:id="list11601838403178" text:continue-list="list11601073880347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755571869" text:continue-list="list11601119114987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857400255" text:continue-list="list11600146093944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330117903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850465142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788208622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4.B1" office:value-type="string">
            <text:p text:style-name="P18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Heading_20_2">Focus</text:p>
                  <text:p text:style-name="Heading_20_3">What activities or projects did you focus on today?</text:p>
                  <text:list xml:id="list11601001450480" text:continue-list="list11601150674395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43.2">
                <table:table-cell table:style-name="Table43.A2" office:value-type="string">
                  <text:p text:style-name="P18"/>
                  <table:table table:name="Table42" table:style-name="Table42">
                    <table:table-column table:style-name="Table42.A"/>
                    <table:table-column table:style-name="Table42.B"/>
                    <table:table-row table:style-name="Table42.1">
                      <table:table-cell table:style-name="Table42.A1" office:value-type="string">
                        <text:p text:style-name="Heading_20_3">Highlight of the day:</text:p>
                      </table:table-cell>
                      <table:table-cell table:style-name="Table42.A1" office:value-type="string">
                        <text:p text:style-name="Heading_20_3"/>
                      </table:table-cell>
                    </table:table-row>
                    <table:table-row table:style-name="Table42.1">
                      <table:table-cell table:style-name="Table42.A2" office:value-type="string">
                        <text:p text:style-name="Standard"/>
                      </table:table-cell>
                      <table:table-cell table:style-name="Table42.A2" office:value-type="string">
                        <text:p text:style-name="Standard"/>
                      </table:table-cell>
                    </table:table-row>
                    <table:table-row table:style-name="Table42.3">
                      <table:table-cell table:style-name="Table42.A3" office:value-type="string">
                        <text:p text:style-name="Heading_20_3"/>
                      </table:table-cell>
                      <table:table-cell table:style-name="Table42.A3" office:value-type="string">
                        <text:p text:style-name="Heading_20_3"/>
                      </table:table-cell>
                    </table:table-row>
                    <table:table-row table:style-name="Table42.1">
                      <table:table-cell table:style-name="Table42.A4" office:value-type="string">
                        <text:p text:style-name="Standard"/>
                      </table:table-cell>
                      <table:table-cell table:style-name="Table4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43.3">
                <table:table-cell table:style-name="Table43.A3" office:value-type="string">
                  <text:p text:style-name="Heading_20_2">Completed Tasks</text:p>
                  <text:p text:style-name="Heading_20_3">What did you finish today?</text:p>
                  <text:list xml:id="list11602275977021" text:continue-list="list11601531139714" text:style-name="WWNum4">
                    <text:list-item>
                      <text:p text:style-name="P26"><text:bookmark text:name="_hyxnlzxgs7q5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7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21">Date: 5.22.2020</text:p>
                </table:table-cell>
              </table:table-row>
              <table:table-row table:style-name="Table45.2">
                <table:table-cell table:style-name="Table45.A2" office:value-type="string">
                  <text:p text:style-name="Heading_20_2">Spoon Count</text:p>
                  <text:p text:style-name="Heading_20_3">No spoon loss, potential spoon gain </text:p>
                  <text:list xml:id="list11600285871920" text:continue-list="list11601838403178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677405202" text:continue-list="list11600755571869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409549314" text:continue-list="list11601788208622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1409060896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200047579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028608721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8.B1" office:value-type="string">
            <text:p text:style-name="P18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Heading_20_2">Focus</text:p>
                  <text:p text:style-name="Heading_20_3">What activities or projects did you focus on today?</text:p>
                  <text:list xml:id="list11600797156639" text:continue-list="list11601001450480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47.2">
                <table:table-cell table:style-name="Table47.A2" office:value-type="string">
                  <text:p text:style-name="P18"/>
                  <table:table table:name="Table46" table:style-name="Table46">
                    <table:table-column table:style-name="Table46.A"/>
                    <table:table-column table:style-name="Table46.B"/>
                    <table:table-row table:style-name="Table46.1">
                      <table:table-cell table:style-name="Table46.A1" office:value-type="string">
                        <text:p text:style-name="Heading_20_3">Highlight of the day:</text:p>
                      </table:table-cell>
                      <table:table-cell table:style-name="Table46.A1" office:value-type="string">
                        <text:p text:style-name="Heading_20_3"/>
                      </table:table-cell>
                    </table:table-row>
                    <table:table-row table:style-name="Table46.1">
                      <table:table-cell table:style-name="Table46.A2" office:value-type="string">
                        <text:p text:style-name="Standard"/>
                      </table:table-cell>
                      <table:table-cell table:style-name="Table46.A2" office:value-type="string">
                        <text:p text:style-name="Standard"/>
                      </table:table-cell>
                    </table:table-row>
                    <table:table-row table:style-name="Table46.3">
                      <table:table-cell table:style-name="Table46.A3" office:value-type="string">
                        <text:p text:style-name="Heading_20_3"/>
                      </table:table-cell>
                      <table:table-cell table:style-name="Table46.A3" office:value-type="string">
                        <text:p text:style-name="Heading_20_3"/>
                      </table:table-cell>
                    </table:table-row>
                    <table:table-row table:style-name="Table46.1">
                      <table:table-cell table:style-name="Table46.A4" office:value-type="string">
                        <text:p text:style-name="Standard"/>
                      </table:table-cell>
                      <table:table-cell table:style-name="Table46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47.3">
                <table:table-cell table:style-name="Table47.A3" office:value-type="string">
                  <text:p text:style-name="Heading_20_2">Completed Tasks</text:p>
                  <text:p text:style-name="Heading_20_3">What did you finish today?</text:p>
                  <text:list xml:id="list11600213981565" text:continue-list="list11602275977021" text:style-name="WWNum4">
                    <text:list-item>
                      <text:p text:style-name="P26"><text:bookmark text:name="_kyhceocu84n8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7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21">Date: 5.23.2020</text:p>
                </table:table-cell>
              </table:table-row>
              <table:table-row table:style-name="Table49.2">
                <table:table-cell table:style-name="Table49.A2" office:value-type="string">
                  <text:p text:style-name="Heading_20_2">Spoon Count</text:p>
                  <text:p text:style-name="Heading_20_3">No spoon loss, potential spoon gain </text:p>
                  <text:list xml:id="list11601928870190" text:continue-list="list11600285871920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1927367520" text:continue-list="list11600677405202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1160068634" text:continue-list="list11601028608721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250267468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784074018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0977755230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52.B1" office:value-type="string">
            <text:p text:style-name="P18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Heading_20_2">Focus</text:p>
                  <text:p text:style-name="Heading_20_3">What activities or projects did you focus on today?</text:p>
                  <text:list xml:id="list11600928535184" text:continue-list="list11600797156639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51.2">
                <table:table-cell table:style-name="Table51.A2" office:value-type="string">
                  <text:p text:style-name="P18"/>
                  <table:table table:name="Table50" table:style-name="Table50">
                    <table:table-column table:style-name="Table50.A"/>
                    <table:table-column table:style-name="Table50.B"/>
                    <table:table-row table:style-name="Table50.1">
                      <table:table-cell table:style-name="Table50.A1" office:value-type="string">
                        <text:p text:style-name="Heading_20_3">Highlight of the day:</text:p>
                      </table:table-cell>
                      <table:table-cell table:style-name="Table50.A1" office:value-type="string">
                        <text:p text:style-name="Heading_20_3"/>
                      </table:table-cell>
                    </table:table-row>
                    <table:table-row table:style-name="Table50.1">
                      <table:table-cell table:style-name="Table50.A2" office:value-type="string">
                        <text:p text:style-name="Standard"/>
                      </table:table-cell>
                      <table:table-cell table:style-name="Table50.A2" office:value-type="string">
                        <text:p text:style-name="Standard"/>
                      </table:table-cell>
                    </table:table-row>
                    <table:table-row table:style-name="Table50.3">
                      <table:table-cell table:style-name="Table50.A3" office:value-type="string">
                        <text:p text:style-name="Heading_20_3"/>
                      </table:table-cell>
                      <table:table-cell table:style-name="Table50.A3" office:value-type="string">
                        <text:p text:style-name="Heading_20_3"/>
                      </table:table-cell>
                    </table:table-row>
                    <table:table-row table:style-name="Table50.1">
                      <table:table-cell table:style-name="Table50.A4" office:value-type="string">
                        <text:p text:style-name="Standard"/>
                      </table:table-cell>
                      <table:table-cell table:style-name="Table50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51.3">
                <table:table-cell table:style-name="Table51.A3" office:value-type="string">
                  <text:p text:style-name="Heading_20_2">Completed Tasks</text:p>
                  <text:p text:style-name="Heading_20_3">What did you finish today?</text:p>
                  <text:list xml:id="list11600886550974" text:continue-list="list11600213981565" text:style-name="WWNum4">
                    <text:list-item>
                      <text:p text:style-name="P26"><text:bookmark text:name="_lr3fmkmbvu8m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17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21">Date: 5.24.2020</text:p>
                </table:table-cell>
              </table:table-row>
              <table:table-row table:style-name="Table53.2">
                <table:table-cell table:style-name="Table53.A2" office:value-type="string">
                  <text:p text:style-name="Heading_20_2">Spoon Count</text:p>
                  <text:p text:style-name="Heading_20_3">No spoon loss, potential spoon gain </text:p>
                  <text:list xml:id="list11601717666570" text:continue-list="list11601928870190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2123532312" text:continue-list="list11601927367520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865503064" text:continue-list="list11600977755230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1596183537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056726118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2286878831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56.B1" office:value-type="string">
            <text:p text:style-name="P18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Heading_20_2">Focus</text:p>
                  <text:p text:style-name="Heading_20_3">What activities or projects did you focus on today?</text:p>
                  <text:list xml:id="list11601661794513" text:continue-list="list11600928535184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55.2">
                <table:table-cell table:style-name="Table55.A2" office:value-type="string">
                  <text:p text:style-name="P18"/>
                  <table:table table:name="Table54" table:style-name="Table54">
                    <table:table-column table:style-name="Table54.A"/>
                    <table:table-column table:style-name="Table54.B"/>
                    <table:table-row table:style-name="Table54.1">
                      <table:table-cell table:style-name="Table54.A1" office:value-type="string">
                        <text:p text:style-name="Heading_20_3">Highlight of the day:</text:p>
                      </table:table-cell>
                      <table:table-cell table:style-name="Table54.A1" office:value-type="string">
                        <text:p text:style-name="Heading_20_3"/>
                      </table:table-cell>
                    </table:table-row>
                    <table:table-row table:style-name="Table54.1">
                      <table:table-cell table:style-name="Table54.A2" office:value-type="string">
                        <text:p text:style-name="Standard"/>
                      </table:table-cell>
                      <table:table-cell table:style-name="Table54.A2" office:value-type="string">
                        <text:p text:style-name="Standard"/>
                      </table:table-cell>
                    </table:table-row>
                    <table:table-row table:style-name="Table54.3">
                      <table:table-cell table:style-name="Table54.A3" office:value-type="string">
                        <text:p text:style-name="Heading_20_3"/>
                      </table:table-cell>
                      <table:table-cell table:style-name="Table54.A3" office:value-type="string">
                        <text:p text:style-name="Heading_20_3"/>
                      </table:table-cell>
                    </table:table-row>
                    <table:table-row table:style-name="Table54.1">
                      <table:table-cell table:style-name="Table54.A4" office:value-type="string">
                        <text:p text:style-name="Standard"/>
                      </table:table-cell>
                      <table:table-cell table:style-name="Table54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55.3">
                <table:table-cell table:style-name="Table55.A3" office:value-type="string">
                  <text:p text:style-name="Heading_20_2">Completed Tasks</text:p>
                  <text:p text:style-name="Heading_20_3">What did you finish today?</text:p>
                  <text:list xml:id="list11601258980120" text:continue-list="list11600886550974" text:style-name="WWNum4">
                    <text:list-item>
                      <text:p text:style-name="P26"><text:bookmark text:name="_wrqwu4jyeaof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17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21">Date: 5.25.2020</text:p>
                </table:table-cell>
              </table:table-row>
              <table:table-row table:style-name="Table57.2">
                <table:table-cell table:style-name="Table57.A2" office:value-type="string">
                  <text:p text:style-name="Heading_20_2">Spoon Count</text:p>
                  <text:p text:style-name="Heading_20_3">No spoon loss, potential spoon gain </text:p>
                  <text:list xml:id="list11602299248455" text:continue-list="list11601717666570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1028868990" text:continue-list="list11602123532312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2021126743" text:continue-list="list11602286878831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1730744703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545258694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2117812096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60.B1" office:value-type="string">
            <text:p text:style-name="P18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Heading_20_2">Focus</text:p>
                  <text:p text:style-name="Heading_20_3">What activities or projects did you focus on today?</text:p>
                  <text:list xml:id="list11600927065544" text:continue-list="list11601661794513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59.2">
                <table:table-cell table:style-name="Table59.A2" office:value-type="string">
                  <text:p text:style-name="P18"/>
                  <table:table table:name="Table58" table:style-name="Table58">
                    <table:table-column table:style-name="Table58.A"/>
                    <table:table-column table:style-name="Table58.B"/>
                    <table:table-row table:style-name="Table58.1">
                      <table:table-cell table:style-name="Table58.A1" office:value-type="string">
                        <text:p text:style-name="Heading_20_3">Highlight of the day:</text:p>
                      </table:table-cell>
                      <table:table-cell table:style-name="Table58.A1" office:value-type="string">
                        <text:p text:style-name="Heading_20_3"/>
                      </table:table-cell>
                    </table:table-row>
                    <table:table-row table:style-name="Table58.1">
                      <table:table-cell table:style-name="Table58.A2" office:value-type="string">
                        <text:p text:style-name="Standard"/>
                      </table:table-cell>
                      <table:table-cell table:style-name="Table58.A2" office:value-type="string">
                        <text:p text:style-name="Standard"/>
                      </table:table-cell>
                    </table:table-row>
                    <table:table-row table:style-name="Table58.3">
                      <table:table-cell table:style-name="Table58.A3" office:value-type="string">
                        <text:p text:style-name="Heading_20_3"/>
                      </table:table-cell>
                      <table:table-cell table:style-name="Table58.A3" office:value-type="string">
                        <text:p text:style-name="Heading_20_3"/>
                      </table:table-cell>
                    </table:table-row>
                    <table:table-row table:style-name="Table58.1">
                      <table:table-cell table:style-name="Table58.A4" office:value-type="string">
                        <text:p text:style-name="Standard"/>
                      </table:table-cell>
                      <table:table-cell table:style-name="Table58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59.3">
                <table:table-cell table:style-name="Table59.A3" office:value-type="string">
                  <text:p text:style-name="Heading_20_2">Completed Tasks</text:p>
                  <text:p text:style-name="Heading_20_3">What did you finish today?</text:p>
                  <text:list xml:id="list11602300314999" text:continue-list="list11601258980120" text:style-name="WWNum4">
                    <text:list-item>
                      <text:p text:style-name="P26"><text:bookmark text:name="_n9cnisvz2q5i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17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21">Date: 5.26.2020</text:p>
                </table:table-cell>
              </table:table-row>
              <table:table-row table:style-name="Table61.2">
                <table:table-cell table:style-name="Table61.A2" office:value-type="string">
                  <text:p text:style-name="Heading_20_2">Spoon Count</text:p>
                  <text:p text:style-name="Heading_20_3">No spoon loss, potential spoon gain </text:p>
                  <text:list xml:id="list11600449813140" text:continue-list="list11602299248455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893376693" text:continue-list="list11601028868990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1384001908" text:continue-list="list11602117812096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880098721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043030709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575385964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64.B1" office:value-type="string">
            <text:p text:style-name="P18"/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Heading_20_2">Focus</text:p>
                  <text:p text:style-name="Heading_20_3">What activities or projects did you focus on today?</text:p>
                  <text:list xml:id="list11600838949682" text:continue-list="list11600927065544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63.2">
                <table:table-cell table:style-name="Table63.A2" office:value-type="string">
                  <text:p text:style-name="P18"/>
                  <table:table table:name="Table62" table:style-name="Table62">
                    <table:table-column table:style-name="Table62.A"/>
                    <table:table-column table:style-name="Table62.B"/>
                    <table:table-row table:style-name="Table62.1">
                      <table:table-cell table:style-name="Table62.A1" office:value-type="string">
                        <text:p text:style-name="Heading_20_3">Highlight of the day:</text:p>
                      </table:table-cell>
                      <table:table-cell table:style-name="Table62.A1" office:value-type="string">
                        <text:p text:style-name="Heading_20_3"/>
                      </table:table-cell>
                    </table:table-row>
                    <table:table-row table:style-name="Table62.1">
                      <table:table-cell table:style-name="Table62.A2" office:value-type="string">
                        <text:p text:style-name="Standard"/>
                      </table:table-cell>
                      <table:table-cell table:style-name="Table62.A2" office:value-type="string">
                        <text:p text:style-name="Standard"/>
                      </table:table-cell>
                    </table:table-row>
                    <table:table-row table:style-name="Table62.3">
                      <table:table-cell table:style-name="Table62.A3" office:value-type="string">
                        <text:p text:style-name="Heading_20_3"/>
                      </table:table-cell>
                      <table:table-cell table:style-name="Table62.A3" office:value-type="string">
                        <text:p text:style-name="Heading_20_3"/>
                      </table:table-cell>
                    </table:table-row>
                    <table:table-row table:style-name="Table62.1">
                      <table:table-cell table:style-name="Table62.A4" office:value-type="string">
                        <text:p text:style-name="Standard"/>
                      </table:table-cell>
                      <table:table-cell table:style-name="Table6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63.3">
                <table:table-cell table:style-name="Table63.A3" office:value-type="string">
                  <text:p text:style-name="Heading_20_2">Completed Tasks</text:p>
                  <text:p text:style-name="Heading_20_3">What did you finish today?</text:p>
                  <text:list xml:id="list11602088352476" text:continue-list="list11602300314999" text:style-name="WWNum4">
                    <text:list-item>
                      <text:p text:style-name="P26"><text:bookmark text:name="_5fdzw485odf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68" table:style-name="Table68">
        <table:table-column table:style-name="Table68.A"/>
        <table:table-column table:style-name="Table68.B"/>
        <table:table-row table:style-name="Table68.1">
          <table:table-cell table:style-name="Table68.A1" office:value-type="string">
            <text:p text:style-name="P17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21">Date: 5.27.2020</text:p>
                </table:table-cell>
              </table:table-row>
              <table:table-row table:style-name="Table65.2">
                <table:table-cell table:style-name="Table65.A2" office:value-type="string">
                  <text:p text:style-name="Heading_20_2">Spoon Count</text:p>
                  <text:p text:style-name="Heading_20_3">No spoon loss, potential spoon gain </text:p>
                  <text:list xml:id="list11600515937309" text:continue-list="list11600449813140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1063771990" text:continue-list="list11600893376693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879026012" text:continue-list="list11601575385964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972672332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0391327732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0900216233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68.B1" office:value-type="string">
            <text:p text:style-name="P18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Heading_20_2">Focus</text:p>
                  <text:p text:style-name="Heading_20_3">What activities or projects did you focus on today?</text:p>
                  <text:list xml:id="list11600689146311" text:continue-list="list11600838949682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67.2">
                <table:table-cell table:style-name="Table67.A2" office:value-type="string">
                  <text:p text:style-name="P18"/>
                  <table:table table:name="Table66" table:style-name="Table66">
                    <table:table-column table:style-name="Table66.A"/>
                    <table:table-column table:style-name="Table66.B"/>
                    <table:table-row table:style-name="Table66.1">
                      <table:table-cell table:style-name="Table66.A1" office:value-type="string">
                        <text:p text:style-name="Heading_20_3">Highlight of the day:</text:p>
                      </table:table-cell>
                      <table:table-cell table:style-name="Table66.A1" office:value-type="string">
                        <text:p text:style-name="Heading_20_3"/>
                      </table:table-cell>
                    </table:table-row>
                    <table:table-row table:style-name="Table66.1">
                      <table:table-cell table:style-name="Table66.A2" office:value-type="string">
                        <text:p text:style-name="Standard"/>
                      </table:table-cell>
                      <table:table-cell table:style-name="Table66.A2" office:value-type="string">
                        <text:p text:style-name="Standard"/>
                      </table:table-cell>
                    </table:table-row>
                    <table:table-row table:style-name="Table66.3">
                      <table:table-cell table:style-name="Table66.A3" office:value-type="string">
                        <text:p text:style-name="Heading_20_3"/>
                      </table:table-cell>
                      <table:table-cell table:style-name="Table66.A3" office:value-type="string">
                        <text:p text:style-name="Heading_20_3"/>
                      </table:table-cell>
                    </table:table-row>
                    <table:table-row table:style-name="Table66.1">
                      <table:table-cell table:style-name="Table66.A4" office:value-type="string">
                        <text:p text:style-name="Standard"/>
                      </table:table-cell>
                      <table:table-cell table:style-name="Table66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67.3">
                <table:table-cell table:style-name="Table67.A3" office:value-type="string">
                  <text:p text:style-name="Heading_20_2">Completed Tasks</text:p>
                  <text:p text:style-name="Heading_20_3">What did you finish today?</text:p>
                  <text:list xml:id="list11601096913601" text:continue-list="list11602088352476" text:style-name="WWNum4">
                    <text:list-item>
                      <text:p text:style-name="P26"><text:bookmark text:name="_t05yw5ex14c0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17"/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office:value-type="string">
            <text:p text:style-name="P17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21">Date: 5.28.2020</text:p>
                </table:table-cell>
              </table:table-row>
              <table:table-row table:style-name="Table69.2">
                <table:table-cell table:style-name="Table69.A2" office:value-type="string">
                  <text:p text:style-name="Heading_20_2">Spoon Count</text:p>
                  <text:p text:style-name="Heading_20_3">No spoon loss, potential spoon gain </text:p>
                  <text:list xml:id="list11602127412912" text:continue-list="list11600515937309" text:style-name="WWNum2">
                    <text:list-item>
                      <text:p text:style-name="P7">Domo/creating</text:p>
                    </text:list-item>
                    <text:list-item>
                      <text:p text:style-name="P7">Sleepy Sex</text:p>
                    </text:list-item>
                    <text:list-item>
                      <text:p text:style-name="P11">Gene + Wife</text:p>
                    </text:list-item>
                  </text:list>
                  <text:p text:style-name="Heading_20_3">Highest spoon usage</text:p>
                  <text:list xml:id="list11600879176268" text:continue-list="list11601063771990" text:style-name="WWNum3">
                    <text:list-item>
                      <text:p text:style-name="P12"/>
                    </text:list-item>
                  </text:list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1600576394309" text:continue-list="list11600900216233" text:style-name="WWNum1">
                    <text:list-item>
                      <text:p text:style-name="P13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0448482545" text:continue-numbering="true" text:style-name="WWNum1">
                    <text:list-item>
                      <text:p text:style-name="P13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1821253326" text:continue-numbering="true" text:style-name="WWNum1">
                    <text:list-item>
                      <text:p text:style-name="P13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1416174543" text:continue-numbering="true" text:style-name="WWNum1">
                    <text:list-item>
                      <text:p text:style-name="P13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72.B1" office:value-type="string">
            <text:p text:style-name="P18"/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Heading_20_2">Focus</text:p>
                  <text:p text:style-name="Heading_20_3">What activities or projects did you focus on today?</text:p>
                  <text:list xml:id="list11601388957021" text:continue-list="list11600689146311" text:style-name="WWNum5">
                    <text:list-item>
                      <text:p text:style-name="P25"/>
                    </text:list-item>
                  </text:list>
                </table:table-cell>
              </table:table-row>
              <table:table-row table:style-name="Table71.2">
                <table:table-cell table:style-name="Table71.A2" office:value-type="string">
                  <text:p text:style-name="P18"/>
                  <table:table table:name="Table70" table:style-name="Table70">
                    <table:table-column table:style-name="Table70.A"/>
                    <table:table-column table:style-name="Table70.B"/>
                    <table:table-row table:style-name="Table70.1">
                      <table:table-cell table:style-name="Table70.A1" office:value-type="string">
                        <text:p text:style-name="Heading_20_3">Highlight of the day:</text:p>
                      </table:table-cell>
                      <table:table-cell table:style-name="Table70.A1" office:value-type="string">
                        <text:p text:style-name="Heading_20_3"/>
                      </table:table-cell>
                    </table:table-row>
                    <table:table-row table:style-name="Table70.1">
                      <table:table-cell table:style-name="Table70.A2" office:value-type="string">
                        <text:p text:style-name="Standard"/>
                      </table:table-cell>
                      <table:table-cell table:style-name="Table70.A2" office:value-type="string">
                        <text:p text:style-name="Standard"/>
                      </table:table-cell>
                    </table:table-row>
                    <table:table-row table:style-name="Table70.3">
                      <table:table-cell table:style-name="Table70.A3" office:value-type="string">
                        <text:p text:style-name="Heading_20_3"/>
                      </table:table-cell>
                      <table:table-cell table:style-name="Table70.A3" office:value-type="string">
                        <text:p text:style-name="Heading_20_3"/>
                      </table:table-cell>
                    </table:table-row>
                    <table:table-row table:style-name="Table70.1">
                      <table:table-cell table:style-name="Table70.A4" office:value-type="string">
                        <text:p text:style-name="Standard"/>
                      </table:table-cell>
                      <table:table-cell table:style-name="Table70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71.3">
                <table:table-cell table:style-name="Table71.A3" office:value-type="string">
                  <text:p text:style-name="Heading_20_2">Completed Tasks</text:p>
                  <text:p text:style-name="Heading_20_3">What did you finish today?</text:p>
                  <text:list xml:id="list11600496227449" text:continue-list="list11601096913601" text:style-name="WWNum4">
                    <text:list-item>
                      <text:p text:style-name="P26"><text:bookmark text:name="_32toguhu1zmp"/>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19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08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font-variant="small-caps" fo:color="#404040" style:font-name="Century Gothic" fo:font-family="'Century Gothic'" style:font-family-generic="roman" style:font-pitch="variable" fo:font-size="23pt" style:font-name-asian="Century Gothic1" style:font-family-asian="'Century Gothic'" style:font-family-generic-asian="system" style:font-pitch-asian="variable" style:font-size-asian="23pt" style:font-name-complex="Century Gothic1" style:font-family-complex="'Century Gothic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89in" fo:margin-bottom="0in" loext:contextual-spacing="false" fo:line-height="100%" fo:keep-together="always" fo:keep-with-next="always"/>
      <style:text-properties fo:font-variant="small-caps" style:font-name="Century Gothic" fo:font-family="'Century Gothic'" style:font-family-generic="roman" style:font-pitch="variable" fo:font-size="13pt" style:font-name-asian="Century Gothic1" style:font-family-asian="'Century Gothic'" style:font-family-generic-asian="system" style:font-pitch-asian="variable" style:font-size-asian="13pt" style:font-name-complex="Century Gothic1" style:font-family-complex="'Century Gothic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000000" style:font-name="Century Gothic" fo:font-family="'Century Gothic'" style:font-family-generic="roman" style:font-pitch="variable" fo:font-size="28pt" style:font-name-asian="Century Gothic1" style:font-family-asian="'Century Gothic'" style:font-family-generic-asian="system" style:font-pitch-asian="variable" style:font-size-asian="28pt" style:font-name-complex="Century Gothic1" style:font-family-complex="'Century Gothic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a5a5a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page-layout style:name="Mpm1">
      <style:page-layout-properties fo:page-width="8.5in" fo:page-height="11in" style:num-format="1" style:print-orientation="portrait" fo:margin-top="0.5in" fo:margin-bottom="0.4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2" meta:image-count="0" meta:object-count="0" meta:page-count="2" meta:paragraph-count="597" meta:word-count="2058" meta:character-count="10728" meta:non-whitespace-character-count="9255"/>
    <meta:generator>LibreOfficeDev/6.0.5.2$Linux_X86_64 LibreOffice_project/</meta:generator>
  </office:meta>
</office:document-meta>
</file>